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665in"/>
    </style:style>
    <style:style style:name="co3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ce4" style:family="table-cell" style:parent-style-name="Default" style:data-style-name="N4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1"/>
    <style:style style:name="ce1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state probabilitie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states mean duration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ctive occupancy Wasserstein distance</text:p>
          </table:table-cell>
          <table:covered-table-cell table:number-columns-repeated="3"/>
          <table:table-cell table:style-name="ce1" office:value-type="string" calcext:value-type="string" table:number-columns-spanned="5" table:number-rows-spanned="1">
            <text:p>Network size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Network density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Centrality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Homophily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_hh_diaries in GTOU</text:p>
          </table:table-cell>
          <table:table-cell office:value-type="string" calcext:value-type="string">
            <text:p>p sim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 dat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 sim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 dat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WD sim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WD target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-valu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'n_residents': 1, 'weekday': [1, 2, 3, 4, 5]}</text:p>
          </table:table-cell>
          <table:table-cell office:value-type="float" office:value="1771" calcext:value-type="float">
            <text:p>1771</text:p>
          </table:table-cell>
          <table:table-cell office:value-type="float" office:value="0.0691426142525662" calcext:value-type="float">
            <text:p>0.069142614252566</text:p>
          </table:table-cell>
          <table:table-cell office:value-type="float" office:value="0.01427318795227" calcext:value-type="float">
            <text:p>0.01427318795227</text:p>
          </table:table-cell>
          <table:table-cell office:value-type="float" office:value="0.07007636906028" calcext:value-type="float">
            <text:p>0.07007636906028</text:p>
          </table:table-cell>
          <table:table-cell office:value-type="float" office:value="0.0155498213421209" calcext:value-type="float">
            <text:p>0.015549821342121</text:p>
          </table:table-cell>
          <table:table-cell office:value-type="float" office:value="31.9867034806131" calcext:value-type="float">
            <text:p>31.9867034806131</text:p>
          </table:table-cell>
          <table:table-cell office:value-type="float" office:value="1.6584732593983" calcext:value-type="float">
            <text:p>1.6584732593983</text:p>
          </table:table-cell>
          <table:table-cell office:value-type="float" office:value="32.4388414885137" calcext:value-type="float">
            <text:p>32.4388414885137</text:p>
          </table:table-cell>
          <table:table-cell office:value-type="float" office:value="2.16034940790835" calcext:value-type="float">
            <text:p>2.16034940790835</text:p>
          </table:table-cell>
          <table:table-cell office:value-type="float" office:value="0.0477170833333333" calcext:value-type="float">
            <text:p>0.047717083333333</text:p>
          </table:table-cell>
          <table:table-cell office:value-type="float" office:value="0.0221639305046016" calcext:value-type="float">
            <text:p>0.022163930504602</text:p>
          </table:table-cell>
          <table:table-cell office:value-type="float" office:value="0.0477958333333333" calcext:value-type="float">
            <text:p>0.047795833333333</text:p>
          </table:table-cell>
          <table:table-cell office:value-type="float" office:value="0.0209767181990968" calcext:value-type="float">
            <text:p>0.020976718199097</text:p>
          </table:table-cell>
          <table:table-cell office:value-type="float" office:value="506.078" calcext:value-type="float">
            <text:p>506.078</text:p>
          </table:table-cell>
          <table:table-cell office:value-type="float" office:value="23.9959562426672" calcext:value-type="float">
            <text:p>23.9959562426672</text:p>
          </table:table-cell>
          <table:table-cell office:value-type="float" office:value="505.284" calcext:value-type="float">
            <text:p>505.284</text:p>
          </table:table-cell>
          <table:table-cell office:value-type="float" office:value="21.1432576487163" calcext:value-type="float">
            <text:p>21.1432576487163</text:p>
          </table:table-cell>
          <table:table-cell office:value-type="float" office:value="0.433151523397769" calcext:value-type="float">
            <text:p>0.43</text:p>
          </table:table-cell>
          <table:table-cell office:value-type="float" office:value="0.28521875" calcext:value-type="float">
            <text:p>0.28521875</text:p>
          </table:table-cell>
          <table:table-cell office:value-type="float" office:value="0.0131055638480846" calcext:value-type="float">
            <text:p>0.013105563848085</text:p>
          </table:table-cell>
          <table:table-cell office:value-type="float" office:value="0.284234154929577" calcext:value-type="float">
            <text:p>0.284234154929577</text:p>
          </table:table-cell>
          <table:table-cell office:value-type="float" office:value="0.0112048794581155" calcext:value-type="float">
            <text:p>0.011204879458116</text:p>
          </table:table-cell>
          <table:table-cell office:value-type="float" office:value="0.0730164801006852" calcext:value-type="float">
            <text:p>0.07</text:p>
          </table:table-cell>
          <table:table-cell office:value-type="float" office:value="11.0569504259148" calcext:value-type="float">
            <text:p>11.0569504259148</text:p>
          </table:table-cell>
          <table:table-cell office:value-type="float" office:value="0.507757035799608" calcext:value-type="float">
            <text:p>0.507757035799608</text:p>
          </table:table-cell>
          <table:table-cell office:value-type="float" office:value="11.0891238955871" calcext:value-type="float">
            <text:p>11.0891238955871</text:p>
          </table:table-cell>
          <table:table-cell office:value-type="float" office:value="0.438000914200586" calcext:value-type="float">
            <text:p>0.438000914200586</text:p>
          </table:table-cell>
          <table:table-cell office:value-type="float" office:value="0.132175321505874" calcext:value-type="float">
            <text:p>0.13</text:p>
          </table:table-cell>
          <table:table-cell office:value-type="float" office:value="0.969191468531468" calcext:value-type="float">
            <text:p>0.969191468531468</text:p>
          </table:table-cell>
          <table:table-cell office:value-type="float" office:value="0.00192962414533663" calcext:value-type="float">
            <text:p>0.001929624145337</text:p>
          </table:table-cell>
          <table:table-cell office:value-type="float" office:value="0.969201958041958" calcext:value-type="float">
            <text:p>0.969201958041958</text:p>
          </table:table-cell>
          <table:table-cell office:value-type="float" office:value="0.00167224753978576" calcext:value-type="float">
            <text:p>0.001672247539786</text:p>
          </table:table-cell>
          <table:table-cell office:value-type="float" office:value="0.894984261658375" calcext:value-type="float">
            <text:p>0.8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'n_residents': 1, 'weekday': 6}</text:p>
          </table:table-cell>
          <table:table-cell office:value-type="float" office:value="473" calcext:value-type="float">
            <text:p>473</text:p>
          </table:table-cell>
          <table:table-cell office:value-type="float" office:value="0.0659813260837815" calcext:value-type="float">
            <text:p>0.065981326083782</text:p>
          </table:table-cell>
          <table:table-cell office:value-type="float" office:value="0.0155250477688701" calcext:value-type="float">
            <text:p>0.01552504776887</text:p>
          </table:table-cell>
          <table:table-cell office:value-type="float" office:value="0.0677644376320459" calcext:value-type="float">
            <text:p>0.067764437632046</text:p>
          </table:table-cell>
          <table:table-cell office:value-type="float" office:value="0.0170766781563924" calcext:value-type="float">
            <text:p>0.017076678156392</text:p>
          </table:table-cell>
          <table:table-cell office:value-type="float" office:value="35.4658479091362" calcext:value-type="float">
            <text:p>35.4658479091362</text:p>
          </table:table-cell>
          <table:table-cell office:value-type="float" office:value="2.43854367028509" calcext:value-type="float">
            <text:p>2.43854367028509</text:p>
          </table:table-cell>
          <table:table-cell office:value-type="float" office:value="36.4698774116856" calcext:value-type="float">
            <text:p>36.4698774116856</text:p>
          </table:table-cell>
          <table:table-cell office:value-type="float" office:value="3.0749843769856" calcext:value-type="float">
            <text:p>3.0749843769856</text:p>
          </table:table-cell>
          <table:table-cell office:value-type="float" office:value="0.0462281944444444" calcext:value-type="float">
            <text:p>0.046228194444444</text:p>
          </table:table-cell>
          <table:table-cell office:value-type="float" office:value="0.0225331787054846" calcext:value-type="float">
            <text:p>0.022533178705485</text:p>
          </table:table-cell>
          <table:table-cell office:value-type="float" office:value="0.0488963888888889" calcext:value-type="float">
            <text:p>0.048896388888889</text:p>
          </table:table-cell>
          <table:table-cell office:value-type="float" office:value="0.0245559951113876" calcext:value-type="float">
            <text:p>0.024555995111388</text:p>
          </table:table-cell>
          <table:table-cell office:value-type="float" office:value="507.626" calcext:value-type="float">
            <text:p>507.626</text:p>
          </table:table-cell>
          <table:table-cell office:value-type="float" office:value="28.1505972227944" calcext:value-type="float">
            <text:p>28.1505972227944</text:p>
          </table:table-cell>
          <table:table-cell office:value-type="float" office:value="504.918" calcext:value-type="float">
            <text:p>504.918</text:p>
          </table:table-cell>
          <table:table-cell office:value-type="float" office:value="27.3375433424439" calcext:value-type="float">
            <text:p>27.3375433424439</text:p>
          </table:table-cell>
          <table:table-cell office:value-type="float" office:value="0.0333180674647764" calcext:value-type="float">
            <text:p>0.03</text:p>
          </table:table-cell>
          <table:table-cell office:value-type="float" office:value="0.274989876760563" calcext:value-type="float">
            <text:p>0.274989876760563</text:p>
          </table:table-cell>
          <table:table-cell office:value-type="float" office:value="0.0143389434898069" calcext:value-type="float">
            <text:p>0.014338943489807</text:p>
          </table:table-cell>
          <table:table-cell office:value-type="float" office:value="0.271735475352113" calcext:value-type="float">
            <text:p>0.271735475352113</text:p>
          </table:table-cell>
          <table:table-cell office:value-type="float" office:value="0.0138661713018874" calcext:value-type="float">
            <text:p>0.013866171301887</text:p>
          </table:table-cell>
          <table:table-cell office:value-type="float" office:value="0.00000048711435294956" calcext:value-type="float">
            <text:p>0.00</text:p>
          </table:table-cell>
          <table:table-cell office:value-type="float" office:value="11.4758284516303" calcext:value-type="float">
            <text:p>11.4758284516303</text:p>
          </table:table-cell>
          <table:table-cell office:value-type="float" office:value="0.6103595491427" calcext:value-type="float">
            <text:p>0.6103595491427</text:p>
          </table:table-cell>
          <table:table-cell office:value-type="float" office:value="11.6119659869052" calcext:value-type="float">
            <text:p>11.6119659869052</text:p>
          </table:table-cell>
          <table:table-cell office:value-type="float" office:value="0.605473282040696" calcext:value-type="float">
            <text:p>0.605473282040696</text:p>
          </table:table-cell>
          <table:table-cell office:value-type="float" office:value="0.00000102385160328752" calcext:value-type="float">
            <text:p>0.00</text:p>
          </table:table-cell>
          <table:table-cell office:value-type="float" office:value="0.973681258741259" calcext:value-type="float">
            <text:p>0.973681258741259</text:p>
          </table:table-cell>
          <table:table-cell office:value-type="float" office:value="0.00158857330411592" calcext:value-type="float">
            <text:p>0.001588573304116</text:p>
          </table:table-cell>
          <table:table-cell office:value-type="float" office:value="0.973636783216783" calcext:value-type="float">
            <text:p>0.973636783216783</text:p>
          </table:table-cell>
          <table:table-cell office:value-type="float" office:value="0.00156992612019999" calcext:value-type="float">
            <text:p>0.0015699261202</text:p>
          </table:table-cell>
          <table:table-cell office:value-type="float" office:value="0.52226621486675" calcext:value-type="float">
            <text:p>0.5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'n_residents': 1, 'weekday': 7}</text:p>
          </table:table-cell>
          <table:table-cell office:value-type="float" office:value="507" calcext:value-type="float">
            <text:p>507</text:p>
          </table:table-cell>
          <table:table-cell office:value-type="float" office:value="0.0628843728030875" calcext:value-type="float">
            <text:p>0.062884372803088</text:p>
          </table:table-cell>
          <table:table-cell office:value-type="float" office:value="0.015113172134834" calcext:value-type="float">
            <text:p>0.015113172134834</text:p>
          </table:table-cell>
          <table:table-cell office:value-type="float" office:value="0.0637734545735851" calcext:value-type="float">
            <text:p>0.063773454573585</text:p>
          </table:table-cell>
          <table:table-cell office:value-type="float" office:value="0.0154468836330536" calcext:value-type="float">
            <text:p>0.015446883633054</text:p>
          </table:table-cell>
          <table:table-cell office:value-type="float" office:value="38.9576291123065" calcext:value-type="float">
            <text:p>38.9576291123065</text:p>
          </table:table-cell>
          <table:table-cell office:value-type="float" office:value="3.83539878262778" calcext:value-type="float">
            <text:p>3.83539878262778</text:p>
          </table:table-cell>
          <table:table-cell office:value-type="float" office:value="39.9799325630778" calcext:value-type="float">
            <text:p>39.9799325630778</text:p>
          </table:table-cell>
          <table:table-cell office:value-type="float" office:value="4.26747565945798" calcext:value-type="float">
            <text:p>4.26747565945798</text:p>
          </table:table-cell>
          <table:table-cell office:value-type="float" office:value="0.0423527777777778" calcext:value-type="float">
            <text:p>0.042352777777778</text:p>
          </table:table-cell>
          <table:table-cell office:value-type="float" office:value="0.0192768323495355" calcext:value-type="float">
            <text:p>0.019276832349536</text:p>
          </table:table-cell>
          <table:table-cell office:value-type="float" office:value="0.0443645833333333" calcext:value-type="float">
            <text:p>0.044364583333333</text:p>
          </table:table-cell>
          <table:table-cell office:value-type="float" office:value="0.020117357443397" calcext:value-type="float">
            <text:p>0.020117357443397</text:p>
          </table:table-cell>
          <table:table-cell office:value-type="float" office:value="484.554" calcext:value-type="float">
            <text:p>484.554</text:p>
          </table:table-cell>
          <table:table-cell office:value-type="float" office:value="37.9256256902902" calcext:value-type="float">
            <text:p>37.9256256902902</text:p>
          </table:table-cell>
          <table:table-cell office:value-type="float" office:value="480.654" calcext:value-type="float">
            <text:p>480.654</text:p>
          </table:table-cell>
          <table:table-cell office:value-type="float" office:value="35.3803940622487" calcext:value-type="float">
            <text:p>35.3803940622487</text:p>
          </table:table-cell>
          <table:table-cell office:value-type="float" office:value="0.0151434739293097" calcext:value-type="float">
            <text:p>0.02</text:p>
          </table:table-cell>
          <table:table-cell office:value-type="float" office:value="0.263472515649452" calcext:value-type="float">
            <text:p>0.263472515649452</text:p>
          </table:table-cell>
          <table:table-cell office:value-type="float" office:value="0.0278811620064862" calcext:value-type="float">
            <text:p>0.027881162006486</text:p>
          </table:table-cell>
          <table:table-cell office:value-type="float" office:value="0.257338663928012" calcext:value-type="float">
            <text:p>0.257338663928012</text:p>
          </table:table-cell>
          <table:table-cell office:value-type="float" office:value="0.0219720509114997" calcext:value-type="float">
            <text:p>0.0219720509115</text:p>
          </table:table-cell>
          <table:table-cell office:value-type="float" office:value="0.0000000407531453126338" calcext:value-type="float">
            <text:p>0.00</text:p>
          </table:table-cell>
          <table:table-cell office:value-type="float" office:value="12.2231577278386" calcext:value-type="float">
            <text:p>12.2231577278386</text:p>
          </table:table-cell>
          <table:table-cell office:value-type="float" office:value="0.902732525450371" calcext:value-type="float">
            <text:p>0.902732525450371</text:p>
          </table:table-cell>
          <table:table-cell office:value-type="float" office:value="12.3821977908351" calcext:value-type="float">
            <text:p>12.3821977908351</text:p>
          </table:table-cell>
          <table:table-cell office:value-type="float" office:value="0.837691014853826" calcext:value-type="float">
            <text:p>0.837691014853826</text:p>
          </table:table-cell>
          <table:table-cell office:value-type="float" office:value="0.000031582301105196" calcext:value-type="float">
            <text:p>0.00</text:p>
          </table:table-cell>
          <table:table-cell office:value-type="float" office:value="0.975581398601399" calcext:value-type="float">
            <text:p>0.975581398601399</text:p>
          </table:table-cell>
          <table:table-cell office:value-type="float" office:value="0.00157191443110863" calcext:value-type="float">
            <text:p>0.001571914431109</text:p>
          </table:table-cell>
          <table:table-cell office:value-type="float" office:value="0.975538741258741" calcext:value-type="float">
            <text:p>0.975538741258741</text:p>
          </table:table-cell>
          <table:table-cell office:value-type="float" office:value="0.00141786451809644" calcext:value-type="float">
            <text:p>0.001417864518096</text:p>
          </table:table-cell>
          <table:table-cell office:value-type="float" office:value="0.529370423919645" calcext:value-type="float">
            <text:p>0.5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{'n_residents': 1, 'age': (0, 30)}</text:p>
          </table:table-cell>
          <table:table-cell office:value-type="float" office:value="156" calcext:value-type="float">
            <text:p>156</text:p>
          </table:table-cell>
          <table:table-cell office:value-type="float" office:value="0.0691659838075936" calcext:value-type="float">
            <text:p>0.069165983807594</text:p>
          </table:table-cell>
          <table:table-cell office:value-type="float" office:value="0.0133829811300659" calcext:value-type="float">
            <text:p>0.013382981130066</text:p>
          </table:table-cell>
          <table:table-cell office:value-type="float" office:value="0.0749838651675701" calcext:value-type="float">
            <text:p>0.07498386516757</text:p>
          </table:table-cell>
          <table:table-cell office:value-type="float" office:value="0.0164188397234704" calcext:value-type="float">
            <text:p>0.01641883972347</text:p>
          </table:table-cell>
          <table:table-cell office:value-type="float" office:value="29.683529248323" calcext:value-type="float">
            <text:p>29.683529248323</text:p>
          </table:table-cell>
          <table:table-cell office:value-type="float" office:value="1.49831608341726" calcext:value-type="float">
            <text:p>1.49831608341726</text:p>
          </table:table-cell>
          <table:table-cell office:value-type="float" office:value="30.4271275684103" calcext:value-type="float">
            <text:p>30.4271275684103</text:p>
          </table:table-cell>
          <table:table-cell office:value-type="float" office:value="1.72453145797622" calcext:value-type="float">
            <text:p>1.72453145797622</text:p>
          </table:table-cell>
          <table:table-cell office:value-type="float" office:value="0.0393195833333333" calcext:value-type="float">
            <text:p>0.039319583333333</text:p>
          </table:table-cell>
          <table:table-cell office:value-type="float" office:value="0.0167003795600533" calcext:value-type="float">
            <text:p>0.016700379560053</text:p>
          </table:table-cell>
          <table:table-cell office:value-type="float" office:value="0.0426340277777778" calcext:value-type="float">
            <text:p>0.042634027777778</text:p>
          </table:table-cell>
          <table:table-cell office:value-type="float" office:value="0.0188606323449095" calcext:value-type="float">
            <text:p>0.01886063234491</text:p>
          </table:table-cell>
          <table:table-cell office:value-type="float" office:value="537.795" calcext:value-type="float">
            <text:p>537.795</text:p>
          </table:table-cell>
          <table:table-cell office:value-type="float" office:value="22.5139284666182" calcext:value-type="float">
            <text:p>22.5139284666182</text:p>
          </table:table-cell>
          <table:table-cell office:value-type="float" office:value="530.563" calcext:value-type="float">
            <text:p>530.563</text:p>
          </table:table-cell>
          <table:table-cell office:value-type="float" office:value="20.851331636133" calcext:value-type="float">
            <text:p>20.851331636133</text:p>
          </table:table-cell>
          <table:table-cell office:value-type="float" office:value="0.00000000000046900189248257" calcext:value-type="float">
            <text:p>0.00</text:p>
          </table:table-cell>
          <table:table-cell office:value-type="float" office:value="0.31015625" calcext:value-type="float">
            <text:p>0.31015625</text:p>
          </table:table-cell>
          <table:table-cell office:value-type="float" office:value="0.0117591382308755" calcext:value-type="float">
            <text:p>0.011759138230876</text:p>
          </table:table-cell>
          <table:table-cell office:value-type="float" office:value="0.298180457746479" calcext:value-type="float">
            <text:p>0.298180457746479</text:p>
          </table:table-cell>
          <table:table-cell office:value-type="float" office:value="0.0104880571181425" calcext:value-type="float">
            <text:p>0.010488057118143</text:p>
          </table:table-cell>
          <table:table-cell office:value-type="float" office:value="3.58580193246703E-101" calcext:value-type="float">
            <text:p>0.00</text:p>
          </table:table-cell>
          <table:table-cell office:value-type="float" office:value="10.1613041440239" calcext:value-type="float">
            <text:p>10.1613041440239</text:p>
          </table:table-cell>
          <table:table-cell office:value-type="float" office:value="0.390372417133212" calcext:value-type="float">
            <text:p>0.390372417133212</text:p>
          </table:table-cell>
          <table:table-cell office:value-type="float" office:value="10.5672905786575" calcext:value-type="float">
            <text:p>10.5672905786575</text:p>
          </table:table-cell>
          <table:table-cell office:value-type="float" office:value="0.377281676074926" calcext:value-type="float">
            <text:p>0.377281676074926</text:p>
          </table:table-cell>
          <table:table-cell office:value-type="float" office:value="2.04114000607677E-098" calcext:value-type="float">
            <text:p>0.00</text:p>
          </table:table-cell>
          <table:table-cell office:value-type="float" office:value="0.967315524475524" calcext:value-type="float">
            <text:p>0.967315524475524</text:p>
          </table:table-cell>
          <table:table-cell office:value-type="float" office:value="0.00216759919343659" calcext:value-type="float">
            <text:p>0.002167599193437</text:p>
          </table:table-cell>
          <table:table-cell office:value-type="float" office:value="0.967314545454545" calcext:value-type="float">
            <text:p>0.967314545454545</text:p>
          </table:table-cell>
          <table:table-cell office:value-type="float" office:value="0.00187919988946324" calcext:value-type="float">
            <text:p>0.001879199889463</text:p>
          </table:table-cell>
          <table:table-cell office:value-type="float" office:value="0.991236026562264" calcext:value-type="float">
            <text:p>0.9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'n_residents': 1, 'age': (30, 50)}</text:p>
          </table:table-cell>
          <table:table-cell office:value-type="float" office:value="714" calcext:value-type="float">
            <text:p>714</text:p>
          </table:table-cell>
          <table:table-cell office:value-type="float" office:value="0.0722182585661605" calcext:value-type="float">
            <text:p>0.072218258566161</text:p>
          </table:table-cell>
          <table:table-cell office:value-type="float" office:value="0.015285598403729" calcext:value-type="float">
            <text:p>0.015285598403729</text:p>
          </table:table-cell>
          <table:table-cell office:value-type="float" office:value="0.0719902877664637" calcext:value-type="float">
            <text:p>0.071990287766464</text:p>
          </table:table-cell>
          <table:table-cell office:value-type="float" office:value="0.0154097235021549" calcext:value-type="float">
            <text:p>0.015409723502155</text:p>
          </table:table-cell>
          <table:table-cell office:value-type="float" office:value="32.2144114054771" calcext:value-type="float">
            <text:p>32.2144114054771</text:p>
          </table:table-cell>
          <table:table-cell office:value-type="float" office:value="1.65712108286491" calcext:value-type="float">
            <text:p>1.65712108286491</text:p>
          </table:table-cell>
          <table:table-cell office:value-type="float" office:value="32.8659068365589" calcext:value-type="float">
            <text:p>32.8659068365589</text:p>
          </table:table-cell>
          <table:table-cell office:value-type="float" office:value="2.04051135370545" calcext:value-type="float">
            <text:p>2.04051135370545</text:p>
          </table:table-cell>
          <table:table-cell office:value-type="float" office:value="0.04641375" calcext:value-type="float">
            <text:p>0.04641375</text:p>
          </table:table-cell>
          <table:table-cell office:value-type="float" office:value="0.0203245697564101" calcext:value-type="float">
            <text:p>0.02032456975641</text:p>
          </table:table-cell>
          <table:table-cell office:value-type="float" office:value="0.0457980555555556" calcext:value-type="float">
            <text:p>0.045798055555556</text:p>
          </table:table-cell>
          <table:table-cell office:value-type="float" office:value="0.0203204134556672" calcext:value-type="float">
            <text:p>0.020320413455667</text:p>
          </table:table-cell>
          <table:table-cell office:value-type="float" office:value="524.719" calcext:value-type="float">
            <text:p>524.719</text:p>
          </table:table-cell>
          <table:table-cell office:value-type="float" office:value="23.4219136494011" calcext:value-type="float">
            <text:p>23.4219136494011</text:p>
          </table:table-cell>
          <table:table-cell office:value-type="float" office:value="523.083" calcext:value-type="float">
            <text:p>523.083</text:p>
          </table:table-cell>
          <table:table-cell office:value-type="float" office:value="20.8194166825106" calcext:value-type="float">
            <text:p>20.8194166825106</text:p>
          </table:table-cell>
          <table:table-cell office:value-type="float" office:value="0.103859564898975" calcext:value-type="float">
            <text:p>0.10</text:p>
          </table:table-cell>
          <table:table-cell office:value-type="float" office:value="0.296373679577465" calcext:value-type="float">
            <text:p>0.296373679577465</text:p>
          </table:table-cell>
          <table:table-cell office:value-type="float" office:value="0.0125737746099595" calcext:value-type="float">
            <text:p>0.01257377460996</text:p>
          </table:table-cell>
          <table:table-cell office:value-type="float" office:value="0.294019366197183" calcext:value-type="float">
            <text:p>0.294019366197183</text:p>
          </table:table-cell>
          <table:table-cell office:value-type="float" office:value="0.0108723328911295" calcext:value-type="float">
            <text:p>0.01087233289113</text:p>
          </table:table-cell>
          <table:table-cell office:value-type="float" office:value="0.0000134511120325603" calcext:value-type="float">
            <text:p>0.00</text:p>
          </table:table-cell>
          <table:table-cell office:value-type="float" office:value="10.6377287117379" calcext:value-type="float">
            <text:p>10.6377287117379</text:p>
          </table:table-cell>
          <table:table-cell office:value-type="float" office:value="0.456882511223091" calcext:value-type="float">
            <text:p>0.456882511223091</text:p>
          </table:table-cell>
          <table:table-cell office:value-type="float" office:value="10.7181967825424" calcext:value-type="float">
            <text:p>10.7181967825424</text:p>
          </table:table-cell>
          <table:table-cell office:value-type="float" office:value="0.400621789950521" calcext:value-type="float">
            <text:p>0.400621789950521</text:p>
          </table:table-cell>
          <table:table-cell office:value-type="float" office:value="0.0000459414356185696" calcext:value-type="float">
            <text:p>0.00</text:p>
          </table:table-cell>
          <table:table-cell office:value-type="float" office:value="0.969408671328671" calcext:value-type="float">
            <text:p>0.969408671328671</text:p>
          </table:table-cell>
          <table:table-cell office:value-type="float" office:value="0.001934716288307" calcext:value-type="float">
            <text:p>0.001934716288307</text:p>
          </table:table-cell>
          <table:table-cell office:value-type="float" office:value="0.969448531468531" calcext:value-type="float">
            <text:p>0.969448531468531</text:p>
          </table:table-cell>
          <table:table-cell office:value-type="float" office:value="0.0016691752578358" calcext:value-type="float">
            <text:p>0.001669175257836</text:p>
          </table:table-cell>
          <table:table-cell office:value-type="float" office:value="0.632469033437918" calcext:value-type="float">
            <text:p>0.6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{'n_residents': 1, 'age': (50, 70)}</text:p>
          </table:table-cell>
          <table:table-cell office:value-type="float" office:value="1283" calcext:value-type="float">
            <text:p>1283</text:p>
          </table:table-cell>
          <table:table-cell office:value-type="float" office:value="0.0676764812226635" calcext:value-type="float">
            <text:p>0.067676481222664</text:p>
          </table:table-cell>
          <table:table-cell office:value-type="float" office:value="0.0146245892776753" calcext:value-type="float">
            <text:p>0.014624589277675</text:p>
          </table:table-cell>
          <table:table-cell office:value-type="float" office:value="0.0681306391527835" calcext:value-type="float">
            <text:p>0.068130639152784</text:p>
          </table:table-cell>
          <table:table-cell office:value-type="float" office:value="0.0156373629408644" calcext:value-type="float">
            <text:p>0.015637362940864</text:p>
          </table:table-cell>
          <table:table-cell office:value-type="float" office:value="34.4413433155248" calcext:value-type="float">
            <text:p>34.4413433155248</text:p>
          </table:table-cell>
          <table:table-cell office:value-type="float" office:value="1.92773821369251" calcext:value-type="float">
            <text:p>1.92773821369251</text:p>
          </table:table-cell>
          <table:table-cell office:value-type="float" office:value="34.9566695711969" calcext:value-type="float">
            <text:p>34.9566695711969</text:p>
          </table:table-cell>
          <table:table-cell office:value-type="float" office:value="2.32477907827407" calcext:value-type="float">
            <text:p>2.32477907827407</text:p>
          </table:table-cell>
          <table:table-cell office:value-type="float" office:value="0.0466251388888889" calcext:value-type="float">
            <text:p>0.046625138888889</text:p>
          </table:table-cell>
          <table:table-cell office:value-type="float" office:value="0.0207586046783156" calcext:value-type="float">
            <text:p>0.020758604678316</text:p>
          </table:table-cell>
          <table:table-cell office:value-type="float" office:value="0.0471445833333333" calcext:value-type="float">
            <text:p>0.047144583333333</text:p>
          </table:table-cell>
          <table:table-cell office:value-type="float" office:value="0.0217882833747632" calcext:value-type="float">
            <text:p>0.021788283374763</text:p>
          </table:table-cell>
          <table:table-cell office:value-type="float" office:value="498.869" calcext:value-type="float">
            <text:p>498.869</text:p>
          </table:table-cell>
          <table:table-cell office:value-type="float" office:value="24.7349113400473" calcext:value-type="float">
            <text:p>24.7349113400473</text:p>
          </table:table-cell>
          <table:table-cell office:value-type="float" office:value="497.589" calcext:value-type="float">
            <text:p>497.589</text:p>
          </table:table-cell>
          <table:table-cell office:value-type="float" office:value="22.5389014594767" calcext:value-type="float">
            <text:p>22.5389014594767</text:p>
          </table:table-cell>
          <table:table-cell office:value-type="float" office:value="0.236891645737812" calcext:value-type="float">
            <text:p>0.24</text:p>
          </table:table-cell>
          <table:table-cell office:value-type="float" office:value="0.275827904929577" calcext:value-type="float">
            <text:p>0.275827904929577</text:p>
          </table:table-cell>
          <table:table-cell office:value-type="float" office:value="0.0131512820569067" calcext:value-type="float">
            <text:p>0.013151282056907</text:p>
          </table:table-cell>
          <table:table-cell office:value-type="float" office:value="0.274413292253521" calcext:value-type="float">
            <text:p>0.274413292253521</text:p>
          </table:table-cell>
          <table:table-cell office:value-type="float" office:value="0.0119895280003007" calcext:value-type="float">
            <text:p>0.011989528000301</text:p>
          </table:table-cell>
          <table:table-cell office:value-type="float" office:value="0.0131206997772561" calcext:value-type="float">
            <text:p>0.01</text:p>
          </table:table-cell>
          <table:table-cell office:value-type="float" office:value="11.4350922684507" calcext:value-type="float">
            <text:p>11.4350922684507</text:p>
          </table:table-cell>
          <table:table-cell office:value-type="float" office:value="0.541711909541506" calcext:value-type="float">
            <text:p>0.541711909541506</text:p>
          </table:table-cell>
          <table:table-cell office:value-type="float" office:value="11.4899999569274" calcext:value-type="float">
            <text:p>11.4899999569274</text:p>
          </table:table-cell>
          <table:table-cell office:value-type="float" office:value="0.501389593916743" calcext:value-type="float">
            <text:p>0.501389593916743</text:p>
          </table:table-cell>
          <table:table-cell office:value-type="float" office:value="0.0202419461914299" calcext:value-type="float">
            <text:p>0.02</text:p>
          </table:table-cell>
          <table:table-cell office:value-type="float" office:value="0.971561118881119" calcext:value-type="float">
            <text:p>0.971561118881119</text:p>
          </table:table-cell>
          <table:table-cell office:value-type="float" office:value="0.00171064306385536" calcext:value-type="float">
            <text:p>0.001710643063855</text:p>
          </table:table-cell>
          <table:table-cell office:value-type="float" office:value="0.971543776223776" calcext:value-type="float">
            <text:p>0.971543776223776</text:p>
          </table:table-cell>
          <table:table-cell office:value-type="float" office:value="0.00150279415047183" calcext:value-type="float">
            <text:p>0.001502794150472</text:p>
          </table:table-cell>
          <table:table-cell office:value-type="float" office:value="0.807169149225348" calcext:value-type="float">
            <text:p>0.8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{'n_residents': 1, 'age': (70, 100)}</text:p>
          </table:table-cell>
          <table:table-cell office:value-type="float" office:value="598" calcext:value-type="float">
            <text:p>598</text:p>
          </table:table-cell>
          <table:table-cell office:value-type="float" office:value="0.0589430158569117" calcext:value-type="float">
            <text:p>0.058943015856912</text:p>
          </table:table-cell>
          <table:table-cell office:value-type="float" office:value="0.0147958813158961" calcext:value-type="float">
            <text:p>0.014795881315896</text:p>
          </table:table-cell>
          <table:table-cell office:value-type="float" office:value="0.0603053575393741" calcext:value-type="float">
            <text:p>0.060305357539374</text:p>
          </table:table-cell>
          <table:table-cell office:value-type="float" office:value="0.0155030749701387" calcext:value-type="float">
            <text:p>0.015503074970139</text:p>
          </table:table-cell>
          <table:table-cell office:value-type="float" office:value="33.3512908168858" calcext:value-type="float">
            <text:p>33.3512908168858</text:p>
          </table:table-cell>
          <table:table-cell office:value-type="float" office:value="3.5955238840878" calcext:value-type="float">
            <text:p>3.5955238840878</text:p>
          </table:table-cell>
          <table:table-cell office:value-type="float" office:value="34.0171312590613" calcext:value-type="float">
            <text:p>34.0171312590613</text:p>
          </table:table-cell>
          <table:table-cell office:value-type="float" office:value="4.28183421289331" calcext:value-type="float">
            <text:p>4.28183421289331</text:p>
          </table:table-cell>
          <table:table-cell office:value-type="float" office:value="0.0422544444444444" calcext:value-type="float">
            <text:p>0.042254444444444</text:p>
          </table:table-cell>
          <table:table-cell office:value-type="float" office:value="0.0185331879157631" calcext:value-type="float">
            <text:p>0.018533187915763</text:p>
          </table:table-cell>
          <table:table-cell office:value-type="float" office:value="0.0440758333333333" calcext:value-type="float">
            <text:p>0.044075833333333</text:p>
          </table:table-cell>
          <table:table-cell office:value-type="float" office:value="0.0201875839848423" calcext:value-type="float">
            <text:p>0.020187583984842</text:p>
          </table:table-cell>
          <table:table-cell office:value-type="float" office:value="415.575" calcext:value-type="float">
            <text:p>415.575</text:p>
          </table:table-cell>
          <table:table-cell office:value-type="float" office:value="31.265098352636" calcext:value-type="float">
            <text:p>31.265098352636</text:p>
          </table:table-cell>
          <table:table-cell office:value-type="float" office:value="412.105" calcext:value-type="float">
            <text:p>412.105</text:p>
          </table:table-cell>
          <table:table-cell office:value-type="float" office:value="26.0323639917699" calcext:value-type="float">
            <text:p>26.0323639917699</text:p>
          </table:table-cell>
          <table:table-cell office:value-type="float" office:value="0.00838454013120249" calcext:value-type="float">
            <text:p>0.01</text:p>
          </table:table-cell>
          <table:table-cell office:value-type="float" office:value="0.255990463615023" calcext:value-type="float">
            <text:p>0.255990463615023</text:p>
          </table:table-cell>
          <table:table-cell office:value-type="float" office:value="0.0575161211963114" calcext:value-type="float">
            <text:p>0.057516121196311</text:p>
          </table:table-cell>
          <table:table-cell office:value-type="float" office:value="0.240554968701095" calcext:value-type="float">
            <text:p>0.240554968701095</text:p>
          </table:table-cell>
          <table:table-cell office:value-type="float" office:value="0.0455954611783654" calcext:value-type="float">
            <text:p>0.045595461178365</text:p>
          </table:table-cell>
          <table:table-cell office:value-type="float" office:value="0.0000000000528659961960694" calcext:value-type="float">
            <text:p>0.00</text:p>
          </table:table-cell>
          <table:table-cell office:value-type="float" office:value="13.8825360121133" calcext:value-type="float">
            <text:p>13.8825360121133</text:p>
          </table:table-cell>
          <table:table-cell office:value-type="float" office:value="0.920645507732782" calcext:value-type="float">
            <text:p>0.920645507732782</text:p>
          </table:table-cell>
          <table:table-cell office:value-type="float" office:value="14.0359299583593" calcext:value-type="float">
            <text:p>14.0359299583593</text:p>
          </table:table-cell>
          <table:table-cell office:value-type="float" office:value="0.795680698691522" calcext:value-type="float">
            <text:p>0.795680698691522</text:p>
          </table:table-cell>
          <table:table-cell office:value-type="float" office:value="0.000110011592178197" calcext:value-type="float">
            <text:p>0.00</text:p>
          </table:table-cell>
          <table:table-cell office:value-type="float" office:value="0.973262097902098" calcext:value-type="float">
            <text:p>0.973262097902098</text:p>
          </table:table-cell>
          <table:table-cell office:value-type="float" office:value="0.00158445566690251" calcext:value-type="float">
            <text:p>0.001584455666903</text:p>
          </table:table-cell>
          <table:table-cell office:value-type="float" office:value="0.973248251748252" calcext:value-type="float">
            <text:p>0.973248251748252</text:p>
          </table:table-cell>
          <table:table-cell office:value-type="float" office:value="0.00151979376694301" calcext:value-type="float">
            <text:p>0.001519793766943</text:p>
          </table:table-cell>
          <table:table-cell office:value-type="float" office:value="0.844222307076356" calcext:value-type="float">
            <text:p>0.8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{'n_residents': 1, 'life_situation': 1}</text:p>
          </table:table-cell>
          <table:table-cell office:value-type="float" office:value="222" calcext:value-type="float">
            <text:p>222</text:p>
          </table:table-cell>
          <table:table-cell office:value-type="float" office:value="0.066387802508735" calcext:value-type="float">
            <text:p>0.066387802508735</text:p>
          </table:table-cell>
          <table:table-cell office:value-type="float" office:value="0.0133584642436953" calcext:value-type="float">
            <text:p>0.013358464243695</text:p>
          </table:table-cell>
          <table:table-cell office:value-type="float" office:value="0.0707807682900631" calcext:value-type="float">
            <text:p>0.070780768290063</text:p>
          </table:table-cell>
          <table:table-cell office:value-type="float" office:value="0.0154358279568295" calcext:value-type="float">
            <text:p>0.01543582795683</text:p>
          </table:table-cell>
          <table:table-cell office:value-type="float" office:value="32.097766510166" calcext:value-type="float">
            <text:p>32.097766510166</text:p>
          </table:table-cell>
          <table:table-cell office:value-type="float" office:value="1.61382275704946" calcext:value-type="float">
            <text:p>1.61382275704946</text:p>
          </table:table-cell>
          <table:table-cell office:value-type="float" office:value="32.5336758870464" calcext:value-type="float">
            <text:p>32.5336758870464</text:p>
          </table:table-cell>
          <table:table-cell office:value-type="float" office:value="1.88112349318921" calcext:value-type="float">
            <text:p>1.88112349318921</text:p>
          </table:table-cell>
          <table:table-cell office:value-type="float" office:value="0.0443733333333333" calcext:value-type="float">
            <text:p>0.044373333333333</text:p>
          </table:table-cell>
          <table:table-cell office:value-type="float" office:value="0.0209802734067557" calcext:value-type="float">
            <text:p>0.020980273406756</text:p>
          </table:table-cell>
          <table:table-cell office:value-type="float" office:value="0.0478251388888889" calcext:value-type="float">
            <text:p>0.047825138888889</text:p>
          </table:table-cell>
          <table:table-cell office:value-type="float" office:value="0.022161196901992" calcext:value-type="float">
            <text:p>0.022161196901992</text:p>
          </table:table-cell>
          <table:table-cell office:value-type="float" office:value="497.281" calcext:value-type="float">
            <text:p>497.281</text:p>
          </table:table-cell>
          <table:table-cell office:value-type="float" office:value="19.4007741855834" calcext:value-type="float">
            <text:p>19.4007741855834</text:p>
          </table:table-cell>
          <table:table-cell office:value-type="float" office:value="492.757" calcext:value-type="float">
            <text:p>492.757</text:p>
          </table:table-cell>
          <table:table-cell office:value-type="float" office:value="16.9854629315777" calcext:value-type="float">
            <text:p>16.9854629315777</text:p>
          </table:table-cell>
          <table:table-cell office:value-type="float" office:value="0.000000047147657593968" calcext:value-type="float">
            <text:p>0.00</text:p>
          </table:table-cell>
          <table:table-cell office:value-type="float" office:value="0.28084375" calcext:value-type="float">
            <text:p>0.28084375</text:p>
          </table:table-cell>
          <table:table-cell office:value-type="float" office:value="0.0109114552586546" calcext:value-type="float">
            <text:p>0.010911455258655</text:p>
          </table:table-cell>
          <table:table-cell office:value-type="float" office:value="0.273537411971831" calcext:value-type="float">
            <text:p>0.273537411971831</text:p>
          </table:table-cell>
          <table:table-cell office:value-type="float" office:value="0.00926443128294002" calcext:value-type="float">
            <text:p>0.00926443128294</text:p>
          </table:table-cell>
          <table:table-cell office:value-type="float" office:value="1.29040846371613E-052" calcext:value-type="float">
            <text:p>0.00</text:p>
          </table:table-cell>
          <table:table-cell office:value-type="float" office:value="11.2225224020042" calcext:value-type="float">
            <text:p>11.2225224020042</text:p>
          </table:table-cell>
          <table:table-cell office:value-type="float" office:value="0.437598253005115" calcext:value-type="float">
            <text:p>0.437598253005115</text:p>
          </table:table-cell>
          <table:table-cell office:value-type="float" office:value="11.5180739888216" calcext:value-type="float">
            <text:p>11.5180739888216</text:p>
          </table:table-cell>
          <table:table-cell office:value-type="float" office:value="0.390907836375906" calcext:value-type="float">
            <text:p>0.390907836375906</text:p>
          </table:table-cell>
          <table:table-cell office:value-type="float" office:value="2.27011391397949E-051" calcext:value-type="float">
            <text:p>0.00</text:p>
          </table:table-cell>
          <table:table-cell office:value-type="float" office:value="0.96986965034965" calcext:value-type="float">
            <text:p>0.96986965034965</text:p>
          </table:table-cell>
          <table:table-cell office:value-type="float" office:value="0.00178873068267201" calcext:value-type="float">
            <text:p>0.001788730682672</text:p>
          </table:table-cell>
          <table:table-cell office:value-type="float" office:value="0.969904055944056" calcext:value-type="float">
            <text:p>0.969904055944056</text:p>
          </table:table-cell>
          <table:table-cell office:value-type="float" office:value="0.00171228687252051" calcext:value-type="float">
            <text:p>0.001712286872521</text:p>
          </table:table-cell>
          <table:table-cell office:value-type="float" office:value="0.662132331736259" calcext:value-type="float">
            <text:p>0.6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{'n_residents': 1, 'life_situation': 2}</text:p>
          </table:table-cell>
          <table:table-cell office:value-type="float" office:value="954" calcext:value-type="float">
            <text:p>954</text:p>
          </table:table-cell>
          <table:table-cell office:value-type="float" office:value="0.0720070480740123" calcext:value-type="float">
            <text:p>0.072007048074012</text:p>
          </table:table-cell>
          <table:table-cell office:value-type="float" office:value="0.0145282397381481" calcext:value-type="float">
            <text:p>0.014528239738148</text:p>
          </table:table-cell>
          <table:table-cell office:value-type="float" office:value="0.0725823974508719" calcext:value-type="float">
            <text:p>0.072582397450872</text:p>
          </table:table-cell>
          <table:table-cell office:value-type="float" office:value="0.0155207664564216" calcext:value-type="float">
            <text:p>0.015520766456422</text:p>
          </table:table-cell>
          <table:table-cell office:value-type="float" office:value="32.5189135030095" calcext:value-type="float">
            <text:p>32.5189135030095</text:p>
          </table:table-cell>
          <table:table-cell office:value-type="float" office:value="1.53119081768613" calcext:value-type="float">
            <text:p>1.53119081768613</text:p>
          </table:table-cell>
          <table:table-cell office:value-type="float" office:value="32.9980633727398" calcext:value-type="float">
            <text:p>32.9980633727398</text:p>
          </table:table-cell>
          <table:table-cell office:value-type="float" office:value="2.13186814705273" calcext:value-type="float">
            <text:p>2.13186814705273</text:p>
          </table:table-cell>
          <table:table-cell office:value-type="float" office:value="0.0437016666666667" calcext:value-type="float">
            <text:p>0.043701666666667</text:p>
          </table:table-cell>
          <table:table-cell office:value-type="float" office:value="0.0189074321235374" calcext:value-type="float">
            <text:p>0.018907432123537</text:p>
          </table:table-cell>
          <table:table-cell office:value-type="float" office:value="0.0442509722222222" calcext:value-type="float">
            <text:p>0.044250972222222</text:p>
          </table:table-cell>
          <table:table-cell office:value-type="float" office:value="0.0189136554091878" calcext:value-type="float">
            <text:p>0.018913655409188</text:p>
          </table:table-cell>
          <table:table-cell office:value-type="float" office:value="520.568" calcext:value-type="float">
            <text:p>520.568</text:p>
          </table:table-cell>
          <table:table-cell office:value-type="float" office:value="25.4770362483551" calcext:value-type="float">
            <text:p>25.4770362483551</text:p>
          </table:table-cell>
          <table:table-cell office:value-type="float" office:value="519.743" calcext:value-type="float">
            <text:p>519.743</text:p>
          </table:table-cell>
          <table:table-cell office:value-type="float" office:value="22.3642784591858" calcext:value-type="float">
            <text:p>22.3642784591858</text:p>
          </table:table-cell>
          <table:table-cell office:value-type="float" office:value="0.451246179546589" calcext:value-type="float">
            <text:p>0.45</text:p>
          </table:table-cell>
          <table:table-cell office:value-type="float" office:value="0.294663292253521" calcext:value-type="float">
            <text:p>0.294663292253521</text:p>
          </table:table-cell>
          <table:table-cell office:value-type="float" office:value="0.0132615786032387" calcext:value-type="float">
            <text:p>0.013261578603239</text:p>
          </table:table-cell>
          <table:table-cell office:value-type="float" office:value="0.292618397887324" calcext:value-type="float">
            <text:p>0.292618397887324</text:p>
          </table:table-cell>
          <table:table-cell office:value-type="float" office:value="0.0112863627076092" calcext:value-type="float">
            <text:p>0.011286362707609</text:p>
          </table:table-cell>
          <table:table-cell office:value-type="float" office:value="0.000294957273435699" calcext:value-type="float">
            <text:p>0.00</text:p>
          </table:table-cell>
          <table:table-cell office:value-type="float" office:value="10.7018697051485" calcext:value-type="float">
            <text:p>10.7018697051485</text:p>
          </table:table-cell>
          <table:table-cell office:value-type="float" office:value="0.486568544136071" calcext:value-type="float">
            <text:p>0.486568544136071</text:p>
          </table:table-cell>
          <table:table-cell office:value-type="float" office:value="10.7707732057876" calcext:value-type="float">
            <text:p>10.7707732057876</text:p>
          </table:table-cell>
          <table:table-cell office:value-type="float" office:value="0.418618180568839" calcext:value-type="float">
            <text:p>0.418618180568839</text:p>
          </table:table-cell>
          <table:table-cell office:value-type="float" office:value="0.000921935146778738" calcext:value-type="float">
            <text:p>0.00</text:p>
          </table:table-cell>
          <table:table-cell office:value-type="float" office:value="0.969092587412587" calcext:value-type="float">
            <text:p>0.969092587412587</text:p>
          </table:table-cell>
          <table:table-cell office:value-type="float" office:value="0.00197026085582396" calcext:value-type="float">
            <text:p>0.001970260855824</text:p>
          </table:table-cell>
          <table:table-cell office:value-type="float" office:value="0.969228251748252" calcext:value-type="float">
            <text:p>0.969228251748252</text:p>
          </table:table-cell>
          <table:table-cell office:value-type="float" office:value="0.00157581901095395" calcext:value-type="float">
            <text:p>0.001575819010954</text:p>
          </table:table-cell>
          <table:table-cell office:value-type="float" office:value="0.09436516896884" calcext:value-type="float">
            <text:p>0.0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'n_residents': 1, 'life_situation': [7, 8, 9, 11]}</text:p>
          </table:table-cell>
          <table:table-cell office:value-type="float" office:value="1422" calcext:value-type="float">
            <text:p>1422</text:p>
          </table:table-cell>
          <table:table-cell office:value-type="float" office:value="0.0623592991571787" calcext:value-type="float">
            <text:p>0.062359299157179</text:p>
          </table:table-cell>
          <table:table-cell office:value-type="float" office:value="0.0150998599857237" calcext:value-type="float">
            <text:p>0.015099859985724</text:p>
          </table:table-cell>
          <table:table-cell office:value-type="float" office:value="0.0621444828754399" calcext:value-type="float">
            <text:p>0.06214448287544</text:p>
          </table:table-cell>
          <table:table-cell office:value-type="float" office:value="0.0158571548285078" calcext:value-type="float">
            <text:p>0.015857154828508</text:p>
          </table:table-cell>
          <table:table-cell office:value-type="float" office:value="33.1827074153718" calcext:value-type="float">
            <text:p>33.1827074153718</text:p>
          </table:table-cell>
          <table:table-cell office:value-type="float" office:value="2.65699592953298" calcext:value-type="float">
            <text:p>2.65699592953298</text:p>
          </table:table-cell>
          <table:table-cell office:value-type="float" office:value="33.8007218399372" calcext:value-type="float">
            <text:p>33.8007218399372</text:p>
          </table:table-cell>
          <table:table-cell office:value-type="float" office:value="3.24894255608181" calcext:value-type="float">
            <text:p>3.24894255608181</text:p>
          </table:table-cell>
          <table:table-cell office:value-type="float" office:value="0.0439418055555556" calcext:value-type="float">
            <text:p>0.043941805555556</text:p>
          </table:table-cell>
          <table:table-cell office:value-type="float" office:value="0.0204719790422576" calcext:value-type="float">
            <text:p>0.020471979042258</text:p>
          </table:table-cell>
          <table:table-cell office:value-type="float" office:value="0.04455375" calcext:value-type="float">
            <text:p>0.04455375</text:p>
          </table:table-cell>
          <table:table-cell office:value-type="float" office:value="0.021464522494261" calcext:value-type="float">
            <text:p>0.021464522494261</text:p>
          </table:table-cell>
          <table:table-cell office:value-type="float" office:value="455.364" calcext:value-type="float">
            <text:p>455.364</text:p>
          </table:table-cell>
          <table:table-cell office:value-type="float" office:value="27.0371134553968" calcext:value-type="float">
            <text:p>27.0371134553968</text:p>
          </table:table-cell>
          <table:table-cell office:value-type="float" office:value="452.554" calcext:value-type="float">
            <text:p>452.554</text:p>
          </table:table-cell>
          <table:table-cell office:value-type="float" office:value="25.9675390439679" calcext:value-type="float">
            <text:p>25.9675390439679</text:p>
          </table:table-cell>
          <table:table-cell office:value-type="float" office:value="0.0178083566668115" calcext:value-type="float">
            <text:p>0.02</text:p>
          </table:table-cell>
          <table:table-cell office:value-type="float" office:value="0.252465962441315" calcext:value-type="float">
            <text:p>0.252465962441315</text:p>
          </table:table-cell>
          <table:table-cell office:value-type="float" office:value="0.0254927445867964" calcext:value-type="float">
            <text:p>0.025492744586796</text:p>
          </table:table-cell>
          <table:table-cell office:value-type="float" office:value="0.24673938771518" calcext:value-type="float">
            <text:p>0.24673938771518</text:p>
          </table:table-cell>
          <table:table-cell office:value-type="float" office:value="0.0167746562997756" calcext:value-type="float">
            <text:p>0.016774656299776</text:p>
          </table:table-cell>
          <table:table-cell office:value-type="float" office:value="0.00000000113737917702369" calcext:value-type="float">
            <text:p>0.00</text:p>
          </table:table-cell>
          <table:table-cell office:value-type="float" office:value="12.7209435421488" calcext:value-type="float">
            <text:p>12.7209435421488</text:p>
          </table:table-cell>
          <table:table-cell office:value-type="float" office:value="0.753348962010791" calcext:value-type="float">
            <text:p>0.753348962010791</text:p>
          </table:table-cell>
          <table:table-cell office:value-type="float" office:value="12.8309580533252" calcext:value-type="float">
            <text:p>12.8309580533252</text:p>
          </table:table-cell>
          <table:table-cell office:value-type="float" office:value="0.727503233410545" calcext:value-type="float">
            <text:p>0.727503233410545</text:p>
          </table:table-cell>
          <table:table-cell office:value-type="float" office:value="0.00106722686644057" calcext:value-type="float">
            <text:p>0.00</text:p>
          </table:table-cell>
          <table:table-cell office:value-type="float" office:value="0.973001678321678" calcext:value-type="float">
            <text:p>0.973001678321678</text:p>
          </table:table-cell>
          <table:table-cell office:value-type="float" office:value="0.00169004388838347" calcext:value-type="float">
            <text:p>0.001690043888383</text:p>
          </table:table-cell>
          <table:table-cell office:value-type="float" office:value="0.973083216783217" calcext:value-type="float">
            <text:p>0.973083216783217</text:p>
          </table:table-cell>
          <table:table-cell office:value-type="float" office:value="0.00158101341031296" calcext:value-type="float">
            <text:p>0.001581013410313</text:p>
          </table:table-cell>
          <table:table-cell office:value-type="float" office:value="0.2752692818274" calcext:value-type="float">
            <text:p>0.28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{'n_residents': 2, 'household_type': 2, 'hh_mean_age': (30, 50), 'weekday': [1, 2, 3, 4, 5]}</text:p>
          </table:table-cell>
          <table:table-cell office:value-type="float" office:value="215" calcext:value-type="float">
            <text:p>215</text:p>
          </table:table-cell>
          <table:table-cell office:value-type="float" office:value="0.0475519287286234" calcext:value-type="float">
            <text:p>0.047551928728623</text:p>
          </table:table-cell>
          <table:table-cell table:style-name="ce2" office:value-type="float" office:value="0.00633685575459869" calcext:value-type="float">
            <text:p>6.34E-03</text:p>
          </table:table-cell>
          <table:table-cell office:value-type="float" office:value="0.0507504991696745" calcext:value-type="float">
            <text:p>0.050750499169675</text:p>
          </table:table-cell>
          <table:table-cell table:style-name="ce2" office:value-type="float" office:value="0.00685351901710071" calcext:value-type="float">
            <text:p>6.85E-03</text:p>
          </table:table-cell>
          <table:table-cell office:value-type="float" office:value="17.6263634289603" calcext:value-type="float">
            <text:p>17.6263634289603</text:p>
          </table:table-cell>
          <table:table-cell office:value-type="float" office:value="0.793285298872837" calcext:value-type="float">
            <text:p>0.793285298872837</text:p>
          </table:table-cell>
          <table:table-cell office:value-type="float" office:value="18.043928126361" calcext:value-type="float">
            <text:p>18.043928126361</text:p>
          </table:table-cell>
          <table:table-cell office:value-type="float" office:value="0.938806289966077" calcext:value-type="float">
            <text:p>0.938806289966077</text:p>
          </table:table-cell>
          <table:table-cell office:value-type="float" office:value="0.0355040277777778" calcext:value-type="float">
            <text:p>0.035504027777778</text:p>
          </table:table-cell>
          <table:table-cell office:value-type="float" office:value="0.0147451422471307" calcext:value-type="float">
            <text:p>0.014745142247131</text:p>
          </table:table-cell>
          <table:table-cell office:value-type="float" office:value="0.0385809027777778" calcext:value-type="float">
            <text:p>0.038580902777778</text:p>
          </table:table-cell>
          <table:table-cell office:value-type="float" office:value="0.0166190978823819" calcext:value-type="float">
            <text:p>0.016619097882382</text:p>
          </table:table-cell>
          <table:table-cell office:value-type="float" office:value="997.837" calcext:value-type="float">
            <text:p>997.837</text:p>
          </table:table-cell>
          <table:table-cell office:value-type="float" office:value="45.0916448025574" calcext:value-type="float">
            <text:p>45.0916448025574</text:p>
          </table:table-cell>
          <table:table-cell office:value-type="float" office:value="976.094" calcext:value-type="float">
            <text:p>976.094</text:p>
          </table:table-cell>
          <table:table-cell office:value-type="float" office:value="41.9753161274576" calcext:value-type="float">
            <text:p>41.9753161274576</text:p>
          </table:table-cell>
          <table:table-cell office:value-type="float" office:value="4.81519996890039E-026" calcext:value-type="float">
            <text:p>0.00</text:p>
          </table:table-cell>
          <table:table-cell office:value-type="float" office:value="0.0891711267605634" calcext:value-type="float">
            <text:p>0.089171126760563</text:p>
          </table:table-cell>
          <table:table-cell office:value-type="float" office:value="0.00351608448831121" calcext:value-type="float">
            <text:p>0.003516084488311</text:p>
          </table:table-cell>
          <table:table-cell office:value-type="float" office:value="0.0857003521126761" calcext:value-type="float">
            <text:p>0.085700352112676</text:p>
          </table:table-cell>
          <table:table-cell office:value-type="float" office:value="0.00313975062644009" calcext:value-type="float">
            <text:p>0.00313975062644</text:p>
          </table:table-cell>
          <table:table-cell office:value-type="float" office:value="9.32001575497056E-092" calcext:value-type="float">
            <text:p>0.00</text:p>
          </table:table-cell>
          <table:table-cell office:value-type="float" office:value="5.65550598913683" calcext:value-type="float">
            <text:p>5.65550598913683</text:p>
          </table:table-cell>
          <table:table-cell office:value-type="float" office:value="0.224054349853831" calcext:value-type="float">
            <text:p>0.224054349853831</text:p>
          </table:table-cell>
          <table:table-cell office:value-type="float" office:value="5.88332844296252" calcext:value-type="float">
            <text:p>5.88332844296252</text:p>
          </table:table-cell>
          <table:table-cell office:value-type="float" office:value="0.217607646092378" calcext:value-type="float">
            <text:p>0.217607646092378</text:p>
          </table:table-cell>
          <table:table-cell office:value-type="float" office:value="2.33855380591482E-090" calcext:value-type="float">
            <text:p>0.00</text:p>
          </table:table-cell>
          <table:table-cell office:value-type="float" office:value="0.94345034965035" calcext:value-type="float">
            <text:p>0.94345034965035</text:p>
          </table:table-cell>
          <table:table-cell office:value-type="float" office:value="0.00254645757537553" calcext:value-type="float">
            <text:p>0.002546457575376</text:p>
          </table:table-cell>
          <table:table-cell office:value-type="float" office:value="0.943427552447552" calcext:value-type="float">
            <text:p>0.943427552447552</text:p>
          </table:table-cell>
          <table:table-cell office:value-type="float" office:value="0.00236152490206519" calcext:value-type="float">
            <text:p>0.002361524902065</text:p>
          </table:table-cell>
          <table:table-cell office:value-type="float" office:value="0.836551652032062" calcext:value-type="float">
            <text:p>0.8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{'n_residents': 2, 'household_type': 2, 'hh_mean_age': (30, 50), 'weekday': [6, 7]}</text:p>
          </table:table-cell>
          <table:table-cell office:value-type="float" office:value="111" calcext:value-type="float">
            <text:p>111</text:p>
          </table:table-cell>
          <table:table-cell office:value-type="float" office:value="0.0413771963120709" calcext:value-type="float">
            <text:p>0.041377196312071</text:p>
          </table:table-cell>
          <table:table-cell office:value-type="float" office:value="0.00694605994857034" calcext:value-type="float">
            <text:p>0.00694605994857</text:p>
          </table:table-cell>
          <table:table-cell office:value-type="float" office:value="0.0473352839871231" calcext:value-type="float">
            <text:p>0.047335283987123</text:p>
          </table:table-cell>
          <table:table-cell office:value-type="float" office:value="0.00803408408857895" calcext:value-type="float">
            <text:p>0.008034084088579</text:p>
          </table:table-cell>
          <table:table-cell office:value-type="float" office:value="20.463242934048" calcext:value-type="float">
            <text:p>20.463242934048</text:p>
          </table:table-cell>
          <table:table-cell office:value-type="float" office:value="1.42186146081465" calcext:value-type="float">
            <text:p>1.42186146081465</text:p>
          </table:table-cell>
          <table:table-cell office:value-type="float" office:value="20.5405014457354" calcext:value-type="float">
            <text:p>20.5405014457354</text:p>
          </table:table-cell>
          <table:table-cell office:value-type="float" office:value="1.31165849457484" calcext:value-type="float">
            <text:p>1.31165849457484</text:p>
          </table:table-cell>
          <table:table-cell office:value-type="float" office:value="0.0369857638888889" calcext:value-type="float">
            <text:p>0.036985763888889</text:p>
          </table:table-cell>
          <table:table-cell office:value-type="float" office:value="0.0162246976230111" calcext:value-type="float">
            <text:p>0.016224697623011</text:p>
          </table:table-cell>
          <table:table-cell office:value-type="float" office:value="0.0422734027777778" calcext:value-type="float">
            <text:p>0.042273402777778</text:p>
          </table:table-cell>
          <table:table-cell office:value-type="float" office:value="0.0192027829802087" calcext:value-type="float">
            <text:p>0.019202782980209</text:p>
          </table:table-cell>
          <table:table-cell office:value-type="float" office:value="890.353" calcext:value-type="float">
            <text:p>890.353</text:p>
          </table:table-cell>
          <table:table-cell office:value-type="float" office:value="42.0757221090738" calcext:value-type="float">
            <text:p>42.0757221090738</text:p>
          </table:table-cell>
          <table:table-cell office:value-type="float" office:value="836.949" calcext:value-type="float">
            <text:p>836.949</text:p>
          </table:table-cell>
          <table:table-cell office:value-type="float" office:value="47.2582310185221" calcext:value-type="float">
            <text:p>47.2582310185221</text:p>
          </table:table-cell>
          <table:table-cell office:value-type="float" office:value="1.66932543645445E-123" calcext:value-type="float">
            <text:p>0.00</text:p>
          </table:table-cell>
          <table:table-cell office:value-type="float" office:value="0.079133438804121" calcext:value-type="float">
            <text:p>0.079133438804121</text:p>
          </table:table-cell>
          <table:table-cell office:value-type="float" office:value="0.00715966184075153" calcext:value-type="float">
            <text:p>0.007159661840752</text:p>
          </table:table-cell>
          <table:table-cell office:value-type="float" office:value="0.0723527929381847" calcext:value-type="float">
            <text:p>0.072352792938185</text:p>
          </table:table-cell>
          <table:table-cell office:value-type="float" office:value="0.00627697390392738" calcext:value-type="float">
            <text:p>0.006276973903927</text:p>
          </table:table-cell>
          <table:table-cell office:value-type="float" office:value="1.73133942371265E-092" calcext:value-type="float">
            <text:p>0.00</text:p>
          </table:table-cell>
          <table:table-cell office:value-type="float" office:value="6.61765649751572" calcext:value-type="float">
            <text:p>6.61765649751572</text:p>
          </table:table-cell>
          <table:table-cell office:value-type="float" office:value="0.3020536754527" calcext:value-type="float">
            <text:p>0.3020536754527</text:p>
          </table:table-cell>
          <table:table-cell office:value-type="float" office:value="7.23731945667938" calcext:value-type="float">
            <text:p>7.23731945667938</text:p>
          </table:table-cell>
          <table:table-cell office:value-type="float" office:value="0.389367429265247" calcext:value-type="float">
            <text:p>0.389367429265247</text:p>
          </table:table-cell>
          <table:table-cell office:value-type="float" office:value="6.3996846989045E-216" calcext:value-type="float">
            <text:p>0.00</text:p>
          </table:table-cell>
          <table:table-cell office:value-type="float" office:value="0.957736223776224" calcext:value-type="float">
            <text:p>0.957736223776224</text:p>
          </table:table-cell>
          <table:table-cell office:value-type="float" office:value="0.00184198195714333" calcext:value-type="float">
            <text:p>0.001841981957143</text:p>
          </table:table-cell>
          <table:table-cell office:value-type="float" office:value="0.957751328671329" calcext:value-type="float">
            <text:p>0.957751328671329</text:p>
          </table:table-cell>
          <table:table-cell office:value-type="float" office:value="0.00217636001874567" calcext:value-type="float">
            <text:p>0.002176360018746</text:p>
          </table:table-cell>
          <table:table-cell office:value-type="float" office:value="0.862469064967371" calcext:value-type="float">
            <text:p>0.8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{'n_residents': 2, 'household_type': 2, 'hh_mean_age': (50, 70), 'weekday': [1, 2, 3, 4, 5]}</text:p>
          </table:table-cell>
          <table:table-cell office:value-type="float" office:value="901" calcext:value-type="float">
            <text:p>901</text:p>
          </table:table-cell>
          <table:table-cell office:value-type="float" office:value="0.0490043009197311" calcext:value-type="float">
            <text:p>0.049004300919731</text:p>
          </table:table-cell>
          <table:table-cell table:style-name="ce2" office:value-type="float" office:value="0.00729106319267298" calcext:value-type="float">
            <text:p>7.29E-03</text:p>
          </table:table-cell>
          <table:table-cell office:value-type="float" office:value="0.0500639371954156" calcext:value-type="float">
            <text:p>0.050063937195416</text:p>
          </table:table-cell>
          <table:table-cell table:style-name="ce2" office:value-type="float" office:value="0.00788972420614553" calcext:value-type="float">
            <text:p>7.89E-03</text:p>
          </table:table-cell>
          <table:table-cell office:value-type="float" office:value="19.5388524272861" calcext:value-type="float">
            <text:p>19.5388524272861</text:p>
          </table:table-cell>
          <table:table-cell office:value-type="float" office:value="0.982481371439998" calcext:value-type="float">
            <text:p>0.982481371439998</text:p>
          </table:table-cell>
          <table:table-cell office:value-type="float" office:value="19.960791987926" calcext:value-type="float">
            <text:p>19.960791987926</text:p>
          </table:table-cell>
          <table:table-cell office:value-type="float" office:value="1.36961527154614" calcext:value-type="float">
            <text:p>1.36961527154614</text:p>
          </table:table-cell>
          <table:table-cell office:value-type="float" office:value="0.040801875" calcext:value-type="float">
            <text:p>0.040801875</text:p>
          </table:table-cell>
          <table:table-cell office:value-type="float" office:value="0.0181733048565405" calcext:value-type="float">
            <text:p>0.018173304856541</text:p>
          </table:table-cell>
          <table:table-cell office:value-type="float" office:value="0.04179625" calcext:value-type="float">
            <text:p>0.04179625</text:p>
          </table:table-cell>
          <table:table-cell office:value-type="float" office:value="0.01938269760022" calcext:value-type="float">
            <text:p>0.01938269760022</text:p>
          </table:table-cell>
          <table:table-cell office:value-type="float" office:value="933.222" calcext:value-type="float">
            <text:p>933.222</text:p>
          </table:table-cell>
          <table:table-cell office:value-type="float" office:value="45.6339645001396" calcext:value-type="float">
            <text:p>45.6339645001396</text:p>
          </table:table-cell>
          <table:table-cell office:value-type="float" office:value="931.013" calcext:value-type="float">
            <text:p>931.013</text:p>
          </table:table-cell>
          <table:table-cell office:value-type="float" office:value="39.5546562492964" calcext:value-type="float">
            <text:p>39.5546562492964</text:p>
          </table:table-cell>
          <table:table-cell office:value-type="float" office:value="0.245349077774011" calcext:value-type="float">
            <text:p>0.25</text:p>
          </table:table-cell>
          <table:table-cell office:value-type="float" office:value="0.0818823943661972" calcext:value-type="float">
            <text:p>0.081882394366197</text:p>
          </table:table-cell>
          <table:table-cell office:value-type="float" office:value="0.00370810666629231" calcext:value-type="float">
            <text:p>0.003708106666292</text:p>
          </table:table-cell>
          <table:table-cell office:value-type="float" office:value="0.0813661971830986" calcext:value-type="float">
            <text:p>0.081366197183099</text:p>
          </table:table-cell>
          <table:table-cell office:value-type="float" office:value="0.00318739582798452" calcext:value-type="float">
            <text:p>0.003187395827985</text:p>
          </table:table-cell>
          <table:table-cell office:value-type="float" office:value="0.00082107469751449" calcext:value-type="float">
            <text:p>0.00</text:p>
          </table:table-cell>
          <table:table-cell office:value-type="float" office:value="6.16204376910207" calcext:value-type="float">
            <text:p>6.16204376910207</text:p>
          </table:table-cell>
          <table:table-cell office:value-type="float" office:value="0.281473252533104" calcext:value-type="float">
            <text:p>0.281473252533104</text:p>
          </table:table-cell>
          <table:table-cell office:value-type="float" office:value="6.1978865683873" calcext:value-type="float">
            <text:p>6.1978865683873</text:p>
          </table:table-cell>
          <table:table-cell office:value-type="float" office:value="0.24422897842617" calcext:value-type="float">
            <text:p>0.24422897842617</text:p>
          </table:table-cell>
          <table:table-cell office:value-type="float" office:value="0.00229458340684271" calcext:value-type="float">
            <text:p>0.00</text:p>
          </table:table-cell>
          <table:table-cell office:value-type="float" office:value="0.950471468531469" calcext:value-type="float">
            <text:p>0.950471468531469</text:p>
          </table:table-cell>
          <table:table-cell office:value-type="float" office:value="0.00283155949263831" calcext:value-type="float">
            <text:p>0.002831559492638</text:p>
          </table:table-cell>
          <table:table-cell office:value-type="float" office:value="0.950288671328671" calcext:value-type="float">
            <text:p>0.950288671328671</text:p>
          </table:table-cell>
          <table:table-cell office:value-type="float" office:value="0.00219843014333289" calcext:value-type="float">
            <text:p>0.002198430143333</text:p>
          </table:table-cell>
          <table:table-cell office:value-type="float" office:value="0.105052999626235" calcext:value-type="float">
            <text:p>0.1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{'n_residents': 2, 'household_type': 2, 'hh_mean_age': (50, 70), 'weekday': [6, 7]}</text:p>
          </table:table-cell>
          <table:table-cell office:value-type="float" office:value="515" calcext:value-type="float">
            <text:p>515</text:p>
          </table:table-cell>
          <table:table-cell office:value-type="float" office:value="0.044222170040539" calcext:value-type="float">
            <text:p>0.044222170040539</text:p>
          </table:table-cell>
          <table:table-cell office:value-type="float" office:value="0.00815529826975178" calcext:value-type="float">
            <text:p>0.008155298269752</text:p>
          </table:table-cell>
          <table:table-cell office:value-type="float" office:value="0.0453954934169503" calcext:value-type="float">
            <text:p>0.04539549341695</text:p>
          </table:table-cell>
          <table:table-cell office:value-type="float" office:value="0.00901700100151094" calcext:value-type="float">
            <text:p>0.009017001001511</text:p>
          </table:table-cell>
          <table:table-cell office:value-type="float" office:value="22.1372421524306" calcext:value-type="float">
            <text:p>22.1372421524306</text:p>
          </table:table-cell>
          <table:table-cell office:value-type="float" office:value="2.28304789968344" calcext:value-type="float">
            <text:p>2.28304789968344</text:p>
          </table:table-cell>
          <table:table-cell office:value-type="float" office:value="22.6932848983333" calcext:value-type="float">
            <text:p>22.6932848983333</text:p>
          </table:table-cell>
          <table:table-cell office:value-type="float" office:value="2.67029877878428" calcext:value-type="float">
            <text:p>2.67029877878428</text:p>
          </table:table-cell>
          <table:table-cell office:value-type="float" office:value="0.0401659027777778" calcext:value-type="float">
            <text:p>0.040165902777778</text:p>
          </table:table-cell>
          <table:table-cell office:value-type="float" office:value="0.0198733996656302" calcext:value-type="float">
            <text:p>0.01987339966563</text:p>
          </table:table-cell>
          <table:table-cell office:value-type="float" office:value="0.0417363888888889" calcext:value-type="float">
            <text:p>0.041736388888889</text:p>
          </table:table-cell>
          <table:table-cell office:value-type="float" office:value="0.0194354587352601" calcext:value-type="float">
            <text:p>0.01943545873526</text:p>
          </table:table-cell>
          <table:table-cell office:value-type="float" office:value="760.793" calcext:value-type="float">
            <text:p>760.793</text:p>
          </table:table-cell>
          <table:table-cell office:value-type="float" office:value="62.04237383434" calcext:value-type="float">
            <text:p>62.04237383434</text:p>
          </table:table-cell>
          <table:table-cell office:value-type="float" office:value="753.074" calcext:value-type="float">
            <text:p>753.074</text:p>
          </table:table-cell>
          <table:table-cell office:value-type="float" office:value="61.4525713375771" calcext:value-type="float">
            <text:p>61.4525713375771</text:p>
          </table:table-cell>
          <table:table-cell office:value-type="float" office:value="0.00627501730720938" calcext:value-type="float">
            <text:p>0.01</text:p>
          </table:table-cell>
          <table:table-cell office:value-type="float" office:value="0.0726072948460161" calcext:value-type="float">
            <text:p>0.072607294846016</text:p>
          </table:table-cell>
          <table:table-cell office:value-type="float" office:value="0.0127104805619581" calcext:value-type="float">
            <text:p>0.012710480561958</text:p>
          </table:table-cell>
          <table:table-cell office:value-type="float" office:value="0.0718202046616116" calcext:value-type="float">
            <text:p>0.071820204661612</text:p>
          </table:table-cell>
          <table:table-cell office:value-type="float" office:value="0.0119985033453558" calcext:value-type="float">
            <text:p>0.011998503345356</text:p>
          </table:table-cell>
          <table:table-cell office:value-type="float" office:value="0.157231340745626" calcext:value-type="float">
            <text:p>0.16</text:p>
          </table:table-cell>
          <table:table-cell office:value-type="float" office:value="7.79251248335971" calcext:value-type="float">
            <text:p>7.79251248335971</text:p>
          </table:table-cell>
          <table:table-cell office:value-type="float" office:value="0.568835044017145" calcext:value-type="float">
            <text:p>0.568835044017145</text:p>
          </table:table-cell>
          <table:table-cell office:value-type="float" office:value="7.91105633561176" calcext:value-type="float">
            <text:p>7.91105633561176</text:p>
          </table:table-cell>
          <table:table-cell office:value-type="float" office:value="0.571897661054694" calcext:value-type="float">
            <text:p>0.571897661054694</text:p>
          </table:table-cell>
          <table:table-cell office:value-type="float" office:value="0.00000605743027874824" calcext:value-type="float">
            <text:p>0.00</text:p>
          </table:table-cell>
          <table:table-cell office:value-type="float" office:value="0.96081034965035" calcext:value-type="float">
            <text:p>0.96081034965035</text:p>
          </table:table-cell>
          <table:table-cell office:value-type="float" office:value="0.00264595855220435" calcext:value-type="float">
            <text:p>0.002645958552204</text:p>
          </table:table-cell>
          <table:table-cell office:value-type="float" office:value="0.960806153846154" calcext:value-type="float">
            <text:p>0.960806153846154</text:p>
          </table:table-cell>
          <table:table-cell office:value-type="float" office:value="0.00209689628103041" calcext:value-type="float">
            <text:p>0.00209689628103</text:p>
          </table:table-cell>
          <table:table-cell office:value-type="float" office:value="0.968984298450026" calcext:value-type="float">
            <text:p>0.9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'n_residents': 2, 'household_type': 2, 'hh_mean_age': (70, 100), 'weekday': [1, 2, 3, 4, 5]}</text:p>
          </table:table-cell>
          <table:table-cell office:value-type="float" office:value="431" calcext:value-type="float">
            <text:p>431</text:p>
          </table:table-cell>
          <table:table-cell office:value-type="float" office:value="0.045851325978333" calcext:value-type="float">
            <text:p>0.045851325978333</text:p>
          </table:table-cell>
          <table:table-cell office:value-type="float" office:value="0.0082737751288187" calcext:value-type="float">
            <text:p>0.008273775128819</text:p>
          </table:table-cell>
          <table:table-cell office:value-type="float" office:value="0.0475315640924574" calcext:value-type="float">
            <text:p>0.047531564092457</text:p>
          </table:table-cell>
          <table:table-cell office:value-type="float" office:value="0.00944670937008515" calcext:value-type="float">
            <text:p>0.009446709370085</text:p>
          </table:table-cell>
          <table:table-cell office:value-type="float" office:value="20.5884247762436" calcext:value-type="float">
            <text:p>20.5884247762436</text:p>
          </table:table-cell>
          <table:table-cell office:value-type="float" office:value="2.07103890588985" calcext:value-type="float">
            <text:p>2.07103890588985</text:p>
          </table:table-cell>
          <table:table-cell office:value-type="float" office:value="20.8652588762391" calcext:value-type="float">
            <text:p>20.8652588762391</text:p>
          </table:table-cell>
          <table:table-cell office:value-type="float" office:value="2.21028012176468" calcext:value-type="float">
            <text:p>2.21028012176468</text:p>
          </table:table-cell>
          <table:table-cell office:value-type="float" office:value="0.0350823611111111" calcext:value-type="float">
            <text:p>0.035082361111111</text:p>
          </table:table-cell>
          <table:table-cell office:value-type="float" office:value="0.0149971389060218" calcext:value-type="float">
            <text:p>0.014997138906022</text:p>
          </table:table-cell>
          <table:table-cell office:value-type="float" office:value="0.0365319444444444" calcext:value-type="float">
            <text:p>0.036531944444444</text:p>
          </table:table-cell>
          <table:table-cell office:value-type="float" office:value="0.016072251747486" calcext:value-type="float">
            <text:p>0.016072251747486</text:p>
          </table:table-cell>
          <table:table-cell office:value-type="float" office:value="651.977" calcext:value-type="float">
            <text:p>651.977</text:p>
          </table:table-cell>
          <table:table-cell office:value-type="float" office:value="44.1180968651188" calcext:value-type="float">
            <text:p>44.1180968651188</text:p>
          </table:table-cell>
          <table:table-cell office:value-type="float" office:value="643.454" calcext:value-type="float">
            <text:p>643.454</text:p>
          </table:table-cell>
          <table:table-cell office:value-type="float" office:value="36.9908892026131" calcext:value-type="float">
            <text:p>36.9908892026131</text:p>
          </table:table-cell>
          <table:table-cell office:value-type="float" office:value="0.00000355795432046196" calcext:value-type="float">
            <text:p>0.00</text:p>
          </table:table-cell>
          <table:table-cell office:value-type="float" office:value="0.108094186065467" calcext:value-type="float">
            <text:p>0.108094186065467</text:p>
          </table:table-cell>
          <table:table-cell office:value-type="float" office:value="0.0292851235948921" calcext:value-type="float">
            <text:p>0.029285123594892</text:p>
          </table:table-cell>
          <table:table-cell office:value-type="float" office:value="0.0979773227382372" calcext:value-type="float">
            <text:p>0.097977322738237</text:p>
          </table:table-cell>
          <table:table-cell office:value-type="float" office:value="0.0263445156097278" calcext:value-type="float">
            <text:p>0.026344515609728</text:p>
          </table:table-cell>
          <table:table-cell office:value-type="float" office:value="5.15484676055165E-015" calcext:value-type="float">
            <text:p>0.00</text:p>
          </table:table-cell>
          <table:table-cell office:value-type="float" office:value="8.58966352467592" calcext:value-type="float">
            <text:p>8.58966352467592</text:p>
          </table:table-cell>
          <table:table-cell office:value-type="float" office:value="0.493566978936182" calcext:value-type="float">
            <text:p>0.493566978936182</text:p>
          </table:table-cell>
          <table:table-cell office:value-type="float" office:value="8.77434776635854" calcext:value-type="float">
            <text:p>8.77434776635854</text:p>
          </table:table-cell>
          <table:table-cell office:value-type="float" office:value="0.440106588807612" calcext:value-type="float">
            <text:p>0.440106588807612</text:p>
          </table:table-cell>
          <table:table-cell office:value-type="float" office:value="7.20617366744268E-018" calcext:value-type="float">
            <text:p>0.00</text:p>
          </table:table-cell>
          <table:table-cell office:value-type="float" office:value="0.954614545454546" calcext:value-type="float">
            <text:p>0.954614545454546</text:p>
          </table:table-cell>
          <table:table-cell office:value-type="float" office:value="0.00279328384213276" calcext:value-type="float">
            <text:p>0.002793283842133</text:p>
          </table:table-cell>
          <table:table-cell office:value-type="float" office:value="0.954742237762238" calcext:value-type="float">
            <text:p>0.954742237762238</text:p>
          </table:table-cell>
          <table:table-cell office:value-type="float" office:value="0.00218814463364458" calcext:value-type="float">
            <text:p>0.002188144633645</text:p>
          </table:table-cell>
          <table:table-cell office:value-type="float" office:value="0.250061650854595" calcext:value-type="float">
            <text:p>0.2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{'n_residents': 2, 'household_type': 2, 'hh_mean_age': (70, 100), 'weekday': [6, 7]}</text:p>
          </table:table-cell>
          <table:table-cell office:value-type="float" office:value="231" calcext:value-type="float">
            <text:p>231</text:p>
          </table:table-cell>
          <table:table-cell office:value-type="float" office:value="0.0421225880240286" calcext:value-type="float">
            <text:p>0.042122588024029</text:p>
          </table:table-cell>
          <table:table-cell office:value-type="float" office:value="0.00817993610078894" calcext:value-type="float">
            <text:p>0.008179936100789</text:p>
          </table:table-cell>
          <table:table-cell office:value-type="float" office:value="0.0445206315823137" calcext:value-type="float">
            <text:p>0.044520631582314</text:p>
          </table:table-cell>
          <table:table-cell office:value-type="float" office:value="0.00805526705681977" calcext:value-type="float">
            <text:p>0.00805526705682</text:p>
          </table:table-cell>
          <table:table-cell office:value-type="float" office:value="21.6624315592794" calcext:value-type="float">
            <text:p>21.6624315592794</text:p>
          </table:table-cell>
          <table:table-cell office:value-type="float" office:value="2.23240111692609" calcext:value-type="float">
            <text:p>2.23240111692609</text:p>
          </table:table-cell>
          <table:table-cell office:value-type="float" office:value="22.1370769545734" calcext:value-type="float">
            <text:p>22.1370769545734</text:p>
          </table:table-cell>
          <table:table-cell office:value-type="float" office:value="2.5197377180148" calcext:value-type="float">
            <text:p>2.5197377180148</text:p>
          </table:table-cell>
          <table:table-cell office:value-type="float" office:value="0.0354197222222222" calcext:value-type="float">
            <text:p>0.035419722222222</text:p>
          </table:table-cell>
          <table:table-cell office:value-type="float" office:value="0.0153763712727847" calcext:value-type="float">
            <text:p>0.015376371272785</text:p>
          </table:table-cell>
          <table:table-cell office:value-type="float" office:value="0.037159375" calcext:value-type="float">
            <text:p>0.037159375</text:p>
          </table:table-cell>
          <table:table-cell office:value-type="float" office:value="0.0157887884566492" calcext:value-type="float">
            <text:p>0.015788788456649</text:p>
          </table:table-cell>
          <table:table-cell office:value-type="float" office:value="622.888" calcext:value-type="float">
            <text:p>622.888</text:p>
          </table:table-cell>
          <table:table-cell office:value-type="float" office:value="41.1602654996296" calcext:value-type="float">
            <text:p>41.1602654996296</text:p>
          </table:table-cell>
          <table:table-cell office:value-type="float" office:value="605.845" calcext:value-type="float">
            <text:p>605.845</text:p>
          </table:table-cell>
          <table:table-cell office:value-type="float" office:value="35.6525872132725" calcext:value-type="float">
            <text:p>35.6525872132725</text:p>
          </table:table-cell>
          <table:table-cell office:value-type="float" office:value="3.77503294717432E-021" calcext:value-type="float">
            <text:p>0.00</text:p>
          </table:table-cell>
          <table:table-cell office:value-type="float" office:value="0.109393275535044" calcext:value-type="float">
            <text:p>0.109393275535044</text:p>
          </table:table-cell>
          <table:table-cell office:value-type="float" office:value="0.0305545941105666" calcext:value-type="float">
            <text:p>0.030554594110567</text:p>
          </table:table-cell>
          <table:table-cell office:value-type="float" office:value="0.0986363789848882" calcext:value-type="float">
            <text:p>0.098636378984888</text:p>
          </table:table-cell>
          <table:table-cell office:value-type="float" office:value="0.02898154906755" calcext:value-type="float">
            <text:p>0.02898154906755</text:p>
          </table:table-cell>
          <table:table-cell office:value-type="float" office:value="9.4878221631557E-016" calcext:value-type="float">
            <text:p>0.00</text:p>
          </table:table-cell>
          <table:table-cell office:value-type="float" office:value="9.08961869860548" calcext:value-type="float">
            <text:p>9.08961869860548</text:p>
          </table:table-cell>
          <table:table-cell office:value-type="float" office:value="0.514680245533025" calcext:value-type="float">
            <text:p>0.514680245533025</text:p>
          </table:table-cell>
          <table:table-cell office:value-type="float" office:value="9.46740918392802" calcext:value-type="float">
            <text:p>9.46740918392802</text:p>
          </table:table-cell>
          <table:table-cell office:value-type="float" office:value="0.499645657447801" calcext:value-type="float">
            <text:p>0.499645657447801</text:p>
          </table:table-cell>
          <table:table-cell office:value-type="float" office:value="4.97907811239856E-053" calcext:value-type="float">
            <text:p>0.00</text:p>
          </table:table-cell>
          <table:table-cell office:value-type="float" office:value="0.95835958041958" calcext:value-type="float">
            <text:p>0.95835958041958</text:p>
          </table:table-cell>
          <table:table-cell office:value-type="float" office:value="0.00232694473465356" calcext:value-type="float">
            <text:p>0.002326944734654</text:p>
          </table:table-cell>
          <table:table-cell office:value-type="float" office:value="0.958559440559441" calcext:value-type="float">
            <text:p>0.958559440559441</text:p>
          </table:table-cell>
          <table:table-cell office:value-type="float" office:value="0.00202653433485296" calcext:value-type="float">
            <text:p>0.002026534334853</text:p>
          </table:table-cell>
          <table:table-cell office:value-type="float" office:value="0.0402261525211649" calcext:value-type="float">
            <text:p>0.0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{'n_residents': 2, 'household_type': 3, 'weekday': [1, 2, 3, 4, 5]}</text:p>
          </table:table-cell>
          <table:table-cell office:value-type="float" office:value="284" calcext:value-type="float">
            <text:p>284</text:p>
          </table:table-cell>
          <table:table-cell office:value-type="float" office:value="0.0480876911214197" calcext:value-type="float">
            <text:p>0.04808769112142</text:p>
          </table:table-cell>
          <table:table-cell office:value-type="float" office:value="0.00627048344315875" calcext:value-type="float">
            <text:p>0.006270483443159</text:p>
          </table:table-cell>
          <table:table-cell office:value-type="float" office:value="0.0503819015949253" calcext:value-type="float">
            <text:p>0.050381901594925</text:p>
          </table:table-cell>
          <table:table-cell office:value-type="float" office:value="0.00678774160702244" calcext:value-type="float">
            <text:p>0.006787741607022</text:p>
          </table:table-cell>
          <table:table-cell office:value-type="float" office:value="15.8853969278273" calcext:value-type="float">
            <text:p>15.8853969278273</text:p>
          </table:table-cell>
          <table:table-cell office:value-type="float" office:value="0.632078788616093" calcext:value-type="float">
            <text:p>0.632078788616093</text:p>
          </table:table-cell>
          <table:table-cell office:value-type="float" office:value="16.2282466969116" calcext:value-type="float">
            <text:p>16.2282466969116</text:p>
          </table:table-cell>
          <table:table-cell office:value-type="float" office:value="0.749872379584124" calcext:value-type="float">
            <text:p>0.749872379584124</text:p>
          </table:table-cell>
          <table:table-cell office:value-type="float" office:value="0.0310133333333333" calcext:value-type="float">
            <text:p>0.031013333333333</text:p>
          </table:table-cell>
          <table:table-cell office:value-type="float" office:value="0.0116011893447596" calcext:value-type="float">
            <text:p>0.01160118934476</text:p>
          </table:table-cell>
          <table:table-cell office:value-type="float" office:value="0.0328398611111111" calcext:value-type="float">
            <text:p>0.032839861111111</text:p>
          </table:table-cell>
          <table:table-cell office:value-type="float" office:value="0.0122782657574909" calcext:value-type="float">
            <text:p>0.012278265757491</text:p>
          </table:table-cell>
          <table:table-cell office:value-type="float" office:value="928.514" calcext:value-type="float">
            <text:p>928.514</text:p>
          </table:table-cell>
          <table:table-cell office:value-type="float" office:value="44.9461878694957" calcext:value-type="float">
            <text:p>44.9461878694957</text:p>
          </table:table-cell>
          <table:table-cell office:value-type="float" office:value="912.217" calcext:value-type="float">
            <text:p>912.217</text:p>
          </table:table-cell>
          <table:table-cell office:value-type="float" office:value="39.6375820528952" calcext:value-type="float">
            <text:p>39.6375820528952</text:p>
          </table:table-cell>
          <table:table-cell office:value-type="float" office:value="7.31819254993432E-018" calcext:value-type="float">
            <text:p>0.00</text:p>
          </table:table-cell>
          <table:table-cell office:value-type="float" office:value="0.0858164084507042" calcext:value-type="float">
            <text:p>0.085816408450704</text:p>
          </table:table-cell>
          <table:table-cell office:value-type="float" office:value="0.00346542516126144" calcext:value-type="float">
            <text:p>0.003465425161261</text:p>
          </table:table-cell>
          <table:table-cell office:value-type="float" office:value="0.0831542253521127" calcext:value-type="float">
            <text:p>0.083154225352113</text:p>
          </table:table-cell>
          <table:table-cell office:value-type="float" office:value="0.0030094326185476" calcext:value-type="float">
            <text:p>0.003009432618548</text:p>
          </table:table-cell>
          <table:table-cell office:value-type="float" office:value="2.476929641843E-066" calcext:value-type="float">
            <text:p>0.00</text:p>
          </table:table-cell>
          <table:table-cell office:value-type="float" office:value="5.87705362318334" calcext:value-type="float">
            <text:p>5.87705362318334</text:p>
          </table:table-cell>
          <table:table-cell office:value-type="float" office:value="0.238843350789477" calcext:value-type="float">
            <text:p>0.238843350789477</text:p>
          </table:table-cell>
          <table:table-cell office:value-type="float" office:value="6.06325328534958" calcext:value-type="float">
            <text:p>6.06325328534958</text:p>
          </table:table-cell>
          <table:table-cell office:value-type="float" office:value="0.220898541999338" calcext:value-type="float">
            <text:p>0.220898541999338</text:p>
          </table:table-cell>
          <table:table-cell office:value-type="float" office:value="5.44257419862234E-065" calcext:value-type="float">
            <text:p>0.00</text:p>
          </table:table-cell>
          <table:table-cell office:value-type="float" office:value="0.935130909090909" calcext:value-type="float">
            <text:p>0.935130909090909</text:p>
          </table:table-cell>
          <table:table-cell office:value-type="float" office:value="0.00271970045785716" calcext:value-type="float">
            <text:p>0.002719700457857</text:p>
          </table:table-cell>
          <table:table-cell office:value-type="float" office:value="0.935233286713287" calcext:value-type="float">
            <text:p>0.935233286713287</text:p>
          </table:table-cell>
          <table:table-cell office:value-type="float" office:value="0.00248928763047436" calcext:value-type="float">
            <text:p>0.002489287630474</text:p>
          </table:table-cell>
          <table:table-cell office:value-type="float" office:value="0.369733862770247" calcext:value-type="float">
            <text:p>0.3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{'n_residents': 2, 'household_type': 3, 'weekday': [6, 7]}</text:p>
          </table:table-cell>
          <table:table-cell office:value-type="float" office:value="160" calcext:value-type="float">
            <text:p>160</text:p>
          </table:table-cell>
          <table:table-cell office:value-type="float" office:value="0.0462705918067004" calcext:value-type="float">
            <text:p>0.0462705918067</text:p>
          </table:table-cell>
          <table:table-cell office:value-type="float" office:value="0.00794588393522252" calcext:value-type="float">
            <text:p>0.007945883935223</text:p>
          </table:table-cell>
          <table:table-cell office:value-type="float" office:value="0.0504759244626289" calcext:value-type="float">
            <text:p>0.050475924462629</text:p>
          </table:table-cell>
          <table:table-cell office:value-type="float" office:value="0.00843956000629001" calcext:value-type="float">
            <text:p>0.00843956000629</text:p>
          </table:table-cell>
          <table:table-cell office:value-type="float" office:value="21.8589928474132" calcext:value-type="float">
            <text:p>21.8589928474132</text:p>
          </table:table-cell>
          <table:table-cell office:value-type="float" office:value="1.38042305618436" calcext:value-type="float">
            <text:p>1.38042305618436</text:p>
          </table:table-cell>
          <table:table-cell office:value-type="float" office:value="22.4574556207918" calcext:value-type="float">
            <text:p>22.4574556207918</text:p>
          </table:table-cell>
          <table:table-cell office:value-type="float" office:value="1.31823745695458" calcext:value-type="float">
            <text:p>1.31823745695458</text:p>
          </table:table-cell>
          <table:table-cell office:value-type="float" office:value="0.034301875" calcext:value-type="float">
            <text:p>0.034301875</text:p>
          </table:table-cell>
          <table:table-cell office:value-type="float" office:value="0.0153192461504682" calcext:value-type="float">
            <text:p>0.015319246150468</text:p>
          </table:table-cell>
          <table:table-cell office:value-type="float" office:value="0.0371297916666667" calcext:value-type="float">
            <text:p>0.037129791666667</text:p>
          </table:table-cell>
          <table:table-cell office:value-type="float" office:value="0.0170555119320323" calcext:value-type="float">
            <text:p>0.017055511932032</text:p>
          </table:table-cell>
          <table:table-cell office:value-type="float" office:value="839.039" calcext:value-type="float">
            <text:p>839.039</text:p>
          </table:table-cell>
          <table:table-cell office:value-type="float" office:value="43.3954545891618" calcext:value-type="float">
            <text:p>43.3954545891618</text:p>
          </table:table-cell>
          <table:table-cell office:value-type="float" office:value="810.893" calcext:value-type="float">
            <text:p>810.893</text:p>
          </table:table-cell>
          <table:table-cell office:value-type="float" office:value="40.3787512313098" calcext:value-type="float">
            <text:p>40.3787512313098</text:p>
          </table:table-cell>
          <table:table-cell office:value-type="float" office:value="3.26970445719278E-048" calcext:value-type="float">
            <text:p>0.00</text:p>
          </table:table-cell>
          <table:table-cell office:value-type="float" office:value="0.0851683094787863" calcext:value-type="float">
            <text:p>0.085168309478786</text:p>
          </table:table-cell>
          <table:table-cell office:value-type="float" office:value="0.0085422271084143" calcext:value-type="float">
            <text:p>0.008542227108414</text:p>
          </table:table-cell>
          <table:table-cell office:value-type="float" office:value="0.0823296855438185" calcext:value-type="float">
            <text:p>0.082329685543819</text:p>
          </table:table-cell>
          <table:table-cell office:value-type="float" office:value="0.0086909774524008" calcext:value-type="float">
            <text:p>0.008690977452401</text:p>
          </table:table-cell>
          <table:table-cell office:value-type="float" office:value="0.0000000000009396500149844" calcext:value-type="float">
            <text:p>0.00</text:p>
          </table:table-cell>
          <table:table-cell office:value-type="float" office:value="6.96382523320001" calcext:value-type="float">
            <text:p>6.96382523320001</text:p>
          </table:table-cell>
          <table:table-cell office:value-type="float" office:value="0.337911490671264" calcext:value-type="float">
            <text:p>0.337911490671264</text:p>
          </table:table-cell>
          <table:table-cell office:value-type="float" office:value="7.33969789841941" calcext:value-type="float">
            <text:p>7.33969789841941</text:p>
          </table:table-cell>
          <table:table-cell office:value-type="float" office:value="0.336807151738633" calcext:value-type="float">
            <text:p>0.336807151738633</text:p>
          </table:table-cell>
          <table:table-cell office:value-type="float" office:value="4.78591690586485E-109" calcext:value-type="float">
            <text:p>0.00</text:p>
          </table:table-cell>
          <table:table-cell office:value-type="float" office:value="0.957302377622378" calcext:value-type="float">
            <text:p>0.957302377622378</text:p>
          </table:table-cell>
          <table:table-cell office:value-type="float" office:value="0.00175415538033044" calcext:value-type="float">
            <text:p>0.00175415538033</text:p>
          </table:table-cell>
          <table:table-cell office:value-type="float" office:value="0.957282517482518" calcext:value-type="float">
            <text:p>0.957282517482518</text:p>
          </table:table-cell>
          <table:table-cell office:value-type="float" office:value="0.00196153085771933" calcext:value-type="float">
            <text:p>0.001961530857719</text:p>
          </table:table-cell>
          <table:table-cell office:value-type="float" office:value="0.812516678690693" calcext:value-type="float">
            <text:p>0.81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{'n_residents': 3, 'household_type': 3, 'weekday': [1, 2, 3, 4, 5]}</text:p>
          </table:table-cell>
          <table:table-cell office:value-type="float" office:value="168" calcext:value-type="float">
            <text:p>168</text:p>
          </table:table-cell>
          <table:table-cell office:value-type="float" office:value="0.0351566458787014" calcext:value-type="float">
            <text:p>0.035156645878701</text:p>
          </table:table-cell>
          <table:table-cell office:value-type="float" office:value="0.00361812190440654" calcext:value-type="float">
            <text:p>0.003618121904407</text:p>
          </table:table-cell>
          <table:table-cell office:value-type="float" office:value="0.0381628241353425" calcext:value-type="float">
            <text:p>0.038162824135343</text:p>
          </table:table-cell>
          <table:table-cell office:value-type="float" office:value="0.00392052556190992" calcext:value-type="float">
            <text:p>0.00392052556191</text:p>
          </table:table-cell>
          <table:table-cell office:value-type="float" office:value="10.2125422889267" calcext:value-type="float">
            <text:p>10.2125422889267</text:p>
          </table:table-cell>
          <table:table-cell office:value-type="float" office:value="0.447782093130619" calcext:value-type="float">
            <text:p>0.447782093130619</text:p>
          </table:table-cell>
          <table:table-cell office:value-type="float" office:value="10.4020811182512" calcext:value-type="float">
            <text:p>10.4020811182512</text:p>
          </table:table-cell>
          <table:table-cell office:value-type="float" office:value="0.428516148338689" calcext:value-type="float">
            <text:p>0.428516148338689</text:p>
          </table:table-cell>
          <table:table-cell office:value-type="float" office:value="0.0284041203703704" calcext:value-type="float">
            <text:p>0.02840412037037</text:p>
          </table:table-cell>
          <table:table-cell office:value-type="float" office:value="0.0106224675388105" calcext:value-type="float">
            <text:p>0.010622467538811</text:p>
          </table:table-cell>
          <table:table-cell office:value-type="float" office:value="0.0313649074074074" calcext:value-type="float">
            <text:p>0.031364907407407</text:p>
          </table:table-cell>
          <table:table-cell office:value-type="float" office:value="0.0116530085834056" calcext:value-type="float">
            <text:p>0.011653008583406</text:p>
          </table:table-cell>
          <table:table-cell office:value-type="float" office:value="1406.013" calcext:value-type="float">
            <text:p>1406.013</text:p>
          </table:table-cell>
          <table:table-cell office:value-type="float" office:value="49.2445411289414" calcext:value-type="float">
            <text:p>49.2445411289414</text:p>
          </table:table-cell>
          <table:table-cell office:value-type="float" office:value="1350.457" calcext:value-type="float">
            <text:p>1350.457</text:p>
          </table:table-cell>
          <table:table-cell office:value-type="float" office:value="48.4261308696039" calcext:value-type="float">
            <text:p>48.4261308696039</text:p>
          </table:table-cell>
          <table:table-cell office:value-type="float" office:value="5.98245257458404E-108" calcext:value-type="float">
            <text:p>0.00</text:p>
          </table:table-cell>
          <table:table-cell office:value-type="float" office:value="0.0317045176739105" calcext:value-type="float">
            <text:p>0.031704517673911</text:p>
          </table:table-cell>
          <table:table-cell office:value-type="float" office:value="0.00091156524109085" calcext:value-type="float">
            <text:p>0.000911565241091</text:p>
          </table:table-cell>
          <table:table-cell office:value-type="float" office:value="0.0297213562678007" calcext:value-type="float">
            <text:p>0.029721356267801</text:p>
          </table:table-cell>
          <table:table-cell office:value-type="float" office:value="0.000868088588386637" calcext:value-type="float">
            <text:p>0.000868088588387</text:p>
          </table:table-cell>
          <table:table-cell office:value-type="float" office:value="3.43686117238505E-271" calcext:value-type="float">
            <text:p>0.00</text:p>
          </table:table-cell>
          <table:table-cell office:value-type="float" office:value="3.97452598239761" calcext:value-type="float">
            <text:p>3.97452598239761</text:p>
          </table:table-cell>
          <table:table-cell office:value-type="float" office:value="0.114552714271572" calcext:value-type="float">
            <text:p>0.114552714271572</text:p>
          </table:table-cell>
          <table:table-cell office:value-type="float" office:value="4.2398681486831" calcext:value-type="float">
            <text:p>4.2398681486831</text:p>
          </table:table-cell>
          <table:table-cell office:value-type="float" office:value="0.125174233105627" calcext:value-type="float">
            <text:p>0.125174233105627</text:p>
          </table:table-cell>
          <table:table-cell office:value-type="float" office:value="1.37908986476758E-269" calcext:value-type="float">
            <text:p>0.00</text:p>
          </table:table-cell>
          <table:table-cell office:value-type="float" office:value="0.904386713286713" calcext:value-type="float">
            <text:p>0.904386713286713</text:p>
          </table:table-cell>
          <table:table-cell office:value-type="float" office:value="0.00332877056618834" calcext:value-type="float">
            <text:p>0.003328770566188</text:p>
          </table:table-cell>
          <table:table-cell office:value-type="float" office:value="0.904277342657343" calcext:value-type="float">
            <text:p>0.904277342657343</text:p>
          </table:table-cell>
          <table:table-cell office:value-type="float" office:value="0.00342649096803881" calcext:value-type="float">
            <text:p>0.003426490968039</text:p>
          </table:table-cell>
          <table:table-cell office:value-type="float" office:value="0.461997756882777" calcext:value-type="float">
            <text:p>0.4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'n_residents': 3, 'household_type': 4, 'weekday': [1, 2, 3, 4, 5]}</text:p>
          </table:table-cell>
          <table:table-cell office:value-type="float" office:value="406" calcext:value-type="float">
            <text:p>406</text:p>
          </table:table-cell>
          <table:table-cell office:value-type="float" office:value="0.0372056844623268" calcext:value-type="float">
            <text:p>0.037205684462327</text:p>
          </table:table-cell>
          <table:table-cell office:value-type="float" office:value="0.00363510496880353" calcext:value-type="float">
            <text:p>0.003635104968804</text:p>
          </table:table-cell>
          <table:table-cell office:value-type="float" office:value="0.0384674207868456" calcext:value-type="float">
            <text:p>0.038467420786846</text:p>
          </table:table-cell>
          <table:table-cell office:value-type="float" office:value="0.00402903134305439" calcext:value-type="float">
            <text:p>0.004029031343054</text:p>
          </table:table-cell>
          <table:table-cell office:value-type="float" office:value="11.5464943088457" calcext:value-type="float">
            <text:p>11.5464943088457</text:p>
          </table:table-cell>
          <table:table-cell office:value-type="float" office:value="0.553933496635864" calcext:value-type="float">
            <text:p>0.553933496635864</text:p>
          </table:table-cell>
          <table:table-cell office:value-type="float" office:value="11.9814550405731" calcext:value-type="float">
            <text:p>11.9814550405731</text:p>
          </table:table-cell>
          <table:table-cell office:value-type="float" office:value="0.774908440526087" calcext:value-type="float">
            <text:p>0.774908440526087</text:p>
          </table:table-cell>
          <table:table-cell office:value-type="float" office:value="0.0305140740740741" calcext:value-type="float">
            <text:p>0.030514074074074</text:p>
          </table:table-cell>
          <table:table-cell office:value-type="float" office:value="0.0125123468843452" calcext:value-type="float">
            <text:p>0.012512346884345</text:p>
          </table:table-cell>
          <table:table-cell office:value-type="float" office:value="0.0317001388888889" calcext:value-type="float">
            <text:p>0.031700138888889</text:p>
          </table:table-cell>
          <table:table-cell office:value-type="float" office:value="0.0125222711638399" calcext:value-type="float">
            <text:p>0.01252227116384</text:p>
          </table:table-cell>
          <table:table-cell office:value-type="float" office:value="1481.266" calcext:value-type="float">
            <text:p>1481.266</text:p>
          </table:table-cell>
          <table:table-cell office:value-type="float" office:value="74.9917545067456" calcext:value-type="float">
            <text:p>74.9917545067456</text:p>
          </table:table-cell>
          <table:table-cell office:value-type="float" office:value="1454.212" calcext:value-type="float">
            <text:p>1454.212</text:p>
          </table:table-cell>
          <table:table-cell office:value-type="float" office:value="63.9850690083241" calcext:value-type="float">
            <text:p>63.9850690083241</text:p>
          </table:table-cell>
          <table:table-cell office:value-type="float" office:value="4.84686038952503E-018" calcext:value-type="float">
            <text:p>0.00</text:p>
          </table:table-cell>
          <table:table-cell office:value-type="float" office:value="0.0330181383840989" calcext:value-type="float">
            <text:p>0.033018138384099</text:p>
          </table:table-cell>
          <table:table-cell office:value-type="float" office:value="0.001324348363184" calcext:value-type="float">
            <text:p>0.001324348363184</text:p>
          </table:table-cell>
          <table:table-cell office:value-type="float" office:value="0.0321009692364715" calcext:value-type="float">
            <text:p>0.032100969236472</text:p>
          </table:table-cell>
          <table:table-cell office:value-type="float" office:value="0.00115473029976862" calcext:value-type="float">
            <text:p>0.001154730299769</text:p>
          </table:table-cell>
          <table:table-cell office:value-type="float" office:value="4.34023821594139E-055" calcext:value-type="float">
            <text:p>0.00</text:p>
          </table:table-cell>
          <table:table-cell office:value-type="float" office:value="3.82168121505937" calcext:value-type="float">
            <text:p>3.82168121505937</text:p>
          </table:table-cell>
          <table:table-cell office:value-type="float" office:value="0.151799871717374" calcext:value-type="float">
            <text:p>0.151799871717374</text:p>
          </table:table-cell>
          <table:table-cell office:value-type="float" office:value="3.92964424976617" calcext:value-type="float">
            <text:p>3.92964424976617</text:p>
          </table:table-cell>
          <table:table-cell office:value-type="float" office:value="0.140276984124982" calcext:value-type="float">
            <text:p>0.140276984124982</text:p>
          </table:table-cell>
          <table:table-cell office:value-type="float" office:value="5.87676328665056E-055" calcext:value-type="float">
            <text:p>0.00</text:p>
          </table:table-cell>
          <table:table-cell office:value-type="float" office:value="0.912984895104895" calcext:value-type="float">
            <text:p>0.912984895104895</text:p>
          </table:table-cell>
          <table:table-cell office:value-type="float" office:value="0.00388289390771083" calcext:value-type="float">
            <text:p>0.003882893907711</text:p>
          </table:table-cell>
          <table:table-cell office:value-type="float" office:value="0.913064055944056" calcext:value-type="float">
            <text:p>0.913064055944056</text:p>
          </table:table-cell>
          <table:table-cell office:value-type="float" office:value="0.00322761792242765" calcext:value-type="float">
            <text:p>0.003227617922428</text:p>
          </table:table-cell>
          <table:table-cell office:value-type="float" office:value="0.619711994395853" calcext:value-type="float">
            <text:p>0.6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{'n_residents': 3, 'household_type': 4, 'weekday': [6, 7]}</text:p>
          </table:table-cell>
          <table:table-cell office:value-type="float" office:value="211" calcext:value-type="float">
            <text:p>211</text:p>
          </table:table-cell>
          <table:table-cell office:value-type="float" office:value="0.0358370683262722" calcext:value-type="float">
            <text:p>0.035837068326272</text:p>
          </table:table-cell>
          <table:table-cell office:value-type="float" office:value="0.00502441206731624" calcext:value-type="float">
            <text:p>0.005024412067316</text:p>
          </table:table-cell>
          <table:table-cell office:value-type="float" office:value="0.0377012122861489" calcext:value-type="float">
            <text:p>0.037701212286149</text:p>
          </table:table-cell>
          <table:table-cell office:value-type="float" office:value="0.00517057196948485" calcext:value-type="float">
            <text:p>0.005170571969485</text:p>
          </table:table-cell>
          <table:table-cell office:value-type="float" office:value="15.9344756346976" calcext:value-type="float">
            <text:p>15.9344756346976</text:p>
          </table:table-cell>
          <table:table-cell office:value-type="float" office:value="1.17172348469357" calcext:value-type="float">
            <text:p>1.17172348469357</text:p>
          </table:table-cell>
          <table:table-cell office:value-type="float" office:value="16.2370498730421" calcext:value-type="float">
            <text:p>16.2370498730421</text:p>
          </table:table-cell>
          <table:table-cell office:value-type="float" office:value="1.25597331040139" calcext:value-type="float">
            <text:p>1.25597331040139</text:p>
          </table:table-cell>
          <table:table-cell office:value-type="float" office:value="0.0340156944444444" calcext:value-type="float">
            <text:p>0.034015694444444</text:p>
          </table:table-cell>
          <table:table-cell office:value-type="float" office:value="0.0162855815521908" calcext:value-type="float">
            <text:p>0.016285581552191</text:p>
          </table:table-cell>
          <table:table-cell office:value-type="float" office:value="0.0376852777777778" calcext:value-type="float">
            <text:p>0.037685277777778</text:p>
          </table:table-cell>
          <table:table-cell office:value-type="float" office:value="0.0181713736726355" calcext:value-type="float">
            <text:p>0.018171373672636</text:p>
          </table:table-cell>
          <table:table-cell office:value-type="float" office:value="1237.471" calcext:value-type="float">
            <text:p>1237.471</text:p>
          </table:table-cell>
          <table:table-cell office:value-type="float" office:value="82.7380151985772" calcext:value-type="float">
            <text:p>82.7380151985772</text:p>
          </table:table-cell>
          <table:table-cell office:value-type="float" office:value="1193.833" calcext:value-type="float">
            <text:p>1193.833</text:p>
          </table:table-cell>
          <table:table-cell office:value-type="float" office:value="83.5263976895927" calcext:value-type="float">
            <text:p>83.5263976895927</text:p>
          </table:table-cell>
          <table:table-cell office:value-type="float" office:value="1.05592034433985E-029" calcext:value-type="float">
            <text:p>0.00</text:p>
          </table:table-cell>
          <table:table-cell office:value-type="float" office:value="0.0345450785185152" calcext:value-type="float">
            <text:p>0.034545078518515</text:p>
          </table:table-cell>
          <table:table-cell office:value-type="float" office:value="0.00419228158347013" calcext:value-type="float">
            <text:p>0.00419228158347</text:p>
          </table:table-cell>
          <table:table-cell office:value-type="float" office:value="0.0330867699411777" calcext:value-type="float">
            <text:p>0.033086769941178</text:p>
          </table:table-cell>
          <table:table-cell office:value-type="float" office:value="0.00395036525441833" calcext:value-type="float">
            <text:p>0.003950365254418</text:p>
          </table:table-cell>
          <table:table-cell office:value-type="float" office:value="7.77935211033561E-015" calcext:value-type="float">
            <text:p>0.00</text:p>
          </table:table-cell>
          <table:table-cell office:value-type="float" office:value="4.86424371123706" calcext:value-type="float">
            <text:p>4.86424371123706</text:p>
          </table:table-cell>
          <table:table-cell office:value-type="float" office:value="0.290263514911263" calcext:value-type="float">
            <text:p>0.290263514911263</text:p>
          </table:table-cell>
          <table:table-cell office:value-type="float" office:value="5.11287996090519" calcext:value-type="float">
            <text:p>5.11287996090519</text:p>
          </table:table-cell>
          <table:table-cell office:value-type="float" office:value="0.319832605917826" calcext:value-type="float">
            <text:p>0.319832605917826</text:p>
          </table:table-cell>
          <table:table-cell office:value-type="float" office:value="9.05765686045941E-064" calcext:value-type="float">
            <text:p>0.00</text:p>
          </table:table-cell>
          <table:table-cell office:value-type="float" office:value="0.943762657342657" calcext:value-type="float">
            <text:p>0.943762657342657</text:p>
          </table:table-cell>
          <table:table-cell office:value-type="float" office:value="0.00280196654148195" calcext:value-type="float">
            <text:p>0.002801966541482</text:p>
          </table:table-cell>
          <table:table-cell office:value-type="float" office:value="0.943750769230769" calcext:value-type="float">
            <text:p>0.943750769230769</text:p>
          </table:table-cell>
          <table:table-cell office:value-type="float" office:value="0.00268423228476596" calcext:value-type="float">
            <text:p>0.002684232284766</text:p>
          </table:table-cell>
          <table:table-cell office:value-type="float" office:value="0.921417392370095" calcext:value-type="float">
            <text:p>0.92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{'n_residents': 4, 'household_type': 4, 'weekday': [1, 2, 3, 4, 5]}</text:p>
          </table:table-cell>
          <table:table-cell office:value-type="float" office:value="535" calcext:value-type="float">
            <text:p>535</text:p>
          </table:table-cell>
          <table:table-cell office:value-type="float" office:value="0.0293729817699023" calcext:value-type="float">
            <text:p>0.029372981769902</text:p>
          </table:table-cell>
          <table:table-cell office:value-type="float" office:value="0.00240157430140958" calcext:value-type="float">
            <text:p>0.00240157430141</text:p>
          </table:table-cell>
          <table:table-cell office:value-type="float" office:value="0.0301939482176691" calcext:value-type="float">
            <text:p>0.030193948217669</text:p>
          </table:table-cell>
          <table:table-cell office:value-type="float" office:value="0.0025569153209846" calcext:value-type="float">
            <text:p>0.002556915320985</text:p>
          </table:table-cell>
          <table:table-cell office:value-type="float" office:value="9.00700076782445" calcext:value-type="float">
            <text:p>9.00700076782445</text:p>
          </table:table-cell>
          <table:table-cell office:value-type="float" office:value="0.519768227831214" calcext:value-type="float">
            <text:p>0.519768227831214</text:p>
          </table:table-cell>
          <table:table-cell office:value-type="float" office:value="9.23089484033464" calcext:value-type="float">
            <text:p>9.23089484033464</text:p>
          </table:table-cell>
          <table:table-cell office:value-type="float" office:value="0.658673813442782" calcext:value-type="float">
            <text:p>0.658673813442782</text:p>
          </table:table-cell>
          <table:table-cell office:value-type="float" office:value="0.026505" calcext:value-type="float">
            <text:p>0.026505</text:p>
          </table:table-cell>
          <table:table-cell office:value-type="float" office:value="0.0101659067139695" calcext:value-type="float">
            <text:p>0.01016590671397</text:p>
          </table:table-cell>
          <table:table-cell office:value-type="float" office:value="0.0278772916666667" calcext:value-type="float">
            <text:p>0.027877291666667</text:p>
          </table:table-cell>
          <table:table-cell office:value-type="float" office:value="0.0111006843462141" calcext:value-type="float">
            <text:p>0.011100684346214</text:p>
          </table:table-cell>
          <table:table-cell office:value-type="float" office:value="2025.372" calcext:value-type="float">
            <text:p>2025.372</text:p>
          </table:table-cell>
          <table:table-cell office:value-type="float" office:value="99.6156494532862" calcext:value-type="float">
            <text:p>99.6156494532862</text:p>
          </table:table-cell>
          <table:table-cell office:value-type="float" office:value="1987.819" calcext:value-type="float">
            <text:p>1987.819</text:p>
          </table:table-cell>
          <table:table-cell office:value-type="float" office:value="89.2437238073356" calcext:value-type="float">
            <text:p>89.2437238073356</text:p>
          </table:table-cell>
          <table:table-cell office:value-type="float" office:value="7.15680783608806E-018" calcext:value-type="float">
            <text:p>0.00</text:p>
          </table:table-cell>
          <table:table-cell office:value-type="float" office:value="0.014348258050829" calcext:value-type="float">
            <text:p>0.014348258050829</text:p>
          </table:table-cell>
          <table:table-cell office:value-type="float" office:value="0.000551210386989264" calcext:value-type="float">
            <text:p>0.000551210386989</text:p>
          </table:table-cell>
          <table:table-cell office:value-type="float" office:value="0.0139999426176993" calcext:value-type="float">
            <text:p>0.013999942617699</text:p>
          </table:table-cell>
          <table:table-cell office:value-type="float" office:value="0.00052584643961986" calcext:value-type="float">
            <text:p>0.00052584643962</text:p>
          </table:table-cell>
          <table:table-cell office:value-type="float" office:value="5.44530450716777E-044" calcext:value-type="float">
            <text:p>0.00</text:p>
          </table:table-cell>
          <table:table-cell office:value-type="float" office:value="2.89422494790809" calcext:value-type="float">
            <text:p>2.89422494790809</text:p>
          </table:table-cell>
          <table:table-cell office:value-type="float" office:value="0.112080019579015" calcext:value-type="float">
            <text:p>0.112080019579015</text:p>
          </table:table-cell>
          <table:table-cell office:value-type="float" office:value="2.96785057883269" calcext:value-type="float">
            <text:p>2.96785057883269</text:p>
          </table:table-cell>
          <table:table-cell office:value-type="float" office:value="0.105020346851234" calcext:value-type="float">
            <text:p>0.105020346851234</text:p>
          </table:table-cell>
          <table:table-cell office:value-type="float" office:value="5.00291840529357E-046" calcext:value-type="float">
            <text:p>0.00</text:p>
          </table:table-cell>
          <table:table-cell office:value-type="float" office:value="0.887179160839161" calcext:value-type="float">
            <text:p>0.887179160839161</text:p>
          </table:table-cell>
          <table:table-cell office:value-type="float" office:value="0.00466439634478934" calcext:value-type="float">
            <text:p>0.004664396344789</text:p>
          </table:table-cell>
          <table:table-cell office:value-type="float" office:value="0.887077342657343" calcext:value-type="float">
            <text:p>0.887077342657343</text:p>
          </table:table-cell>
          <table:table-cell office:value-type="float" office:value="0.00402195887361925" calcext:value-type="float">
            <text:p>0.004021958873619</text:p>
          </table:table-cell>
          <table:table-cell office:value-type="float" office:value="0.606125856907843" calcext:value-type="float">
            <text:p>0.6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{'n_residents': 4, 'household_type': 4, 'weekday': [6, 7]}</text:p>
          </table:table-cell>
          <table:table-cell office:value-type="float" office:value="288" calcext:value-type="float">
            <text:p>288</text:p>
          </table:table-cell>
          <table:table-cell office:value-type="float" office:value="0.0311213230297666" calcext:value-type="float">
            <text:p>0.031121323029767</text:p>
          </table:table-cell>
          <table:table-cell office:value-type="float" office:value="0.00367245212678105" calcext:value-type="float">
            <text:p>0.003672452126781</text:p>
          </table:table-cell>
          <table:table-cell office:value-type="float" office:value="0.0322301414302277" calcext:value-type="float">
            <text:p>0.032230141430228</text:p>
          </table:table-cell>
          <table:table-cell office:value-type="float" office:value="0.0039257778576068" calcext:value-type="float">
            <text:p>0.003925777857607</text:p>
          </table:table-cell>
          <table:table-cell office:value-type="float" office:value="12.959880598804" calcext:value-type="float">
            <text:p>12.959880598804</text:p>
          </table:table-cell>
          <table:table-cell office:value-type="float" office:value="0.896111370206415" calcext:value-type="float">
            <text:p>0.896111370206415</text:p>
          </table:table-cell>
          <table:table-cell office:value-type="float" office:value="13.3480190002839" calcext:value-type="float">
            <text:p>13.3480190002839</text:p>
          </table:table-cell>
          <table:table-cell office:value-type="float" office:value="1.01694086617874" calcext:value-type="float">
            <text:p>1.01694086617874</text:p>
          </table:table-cell>
          <table:table-cell office:value-type="float" office:value="0.0311579861111111" calcext:value-type="float">
            <text:p>0.031157986111111</text:p>
          </table:table-cell>
          <table:table-cell office:value-type="float" office:value="0.0141221929014128" calcext:value-type="float">
            <text:p>0.014122192901413</text:p>
          </table:table-cell>
          <table:table-cell office:value-type="float" office:value="0.0324174652777778" calcext:value-type="float">
            <text:p>0.032417465277778</text:p>
          </table:table-cell>
          <table:table-cell office:value-type="float" office:value="0.0148705854271424" calcext:value-type="float">
            <text:p>0.014870585427142</text:p>
          </table:table-cell>
          <table:table-cell office:value-type="float" office:value="1615.672" calcext:value-type="float">
            <text:p>1615.672</text:p>
          </table:table-cell>
          <table:table-cell office:value-type="float" office:value="103.034219636003" calcext:value-type="float">
            <text:p>103.034219636003</text:p>
          </table:table-cell>
          <table:table-cell office:value-type="float" office:value="1567.467" calcext:value-type="float">
            <text:p>1567.467</text:p>
          </table:table-cell>
          <table:table-cell office:value-type="float" office:value="105.486600623018" calcext:value-type="float">
            <text:p>105.486600623018</text:p>
          </table:table-cell>
          <table:table-cell office:value-type="float" office:value="1.06738883784867E-023" calcext:value-type="float">
            <text:p>0.00</text:p>
          </table:table-cell>
          <table:table-cell office:value-type="float" office:value="0.0187071477645485" calcext:value-type="float">
            <text:p>0.018707147764549</text:p>
          </table:table-cell>
          <table:table-cell office:value-type="float" office:value="0.00246152372486661" calcext:value-type="float">
            <text:p>0.002461523724867</text:p>
          </table:table-cell>
          <table:table-cell office:value-type="float" office:value="0.0182265892544025" calcext:value-type="float">
            <text:p>0.018226589254403</text:p>
          </table:table-cell>
          <table:table-cell office:value-type="float" office:value="0.00224459738003254" calcext:value-type="float">
            <text:p>0.002244597380033</text:p>
          </table:table-cell>
          <table:table-cell office:value-type="float" office:value="0.0000056997975102855" calcext:value-type="float">
            <text:p>0.00</text:p>
          </table:table-cell>
          <table:table-cell office:value-type="float" office:value="3.77042590791832" calcext:value-type="float">
            <text:p>3.77042590791832</text:p>
          </table:table-cell>
          <table:table-cell office:value-type="float" office:value="0.20800467268362" calcext:value-type="float">
            <text:p>0.20800467268362</text:p>
          </table:table-cell>
          <table:table-cell office:value-type="float" office:value="3.93050578257771" calcext:value-type="float">
            <text:p>3.93050578257771</text:p>
          </table:table-cell>
          <table:table-cell office:value-type="float" office:value="0.226870139067225" calcext:value-type="float">
            <text:p>0.226870139067225</text:p>
          </table:table-cell>
          <table:table-cell office:value-type="float" office:value="6.87015711346123E-054" calcext:value-type="float">
            <text:p>0.00</text:p>
          </table:table-cell>
          <table:table-cell office:value-type="float" office:value="0.928194545454545" calcext:value-type="float">
            <text:p>0.928194545454545</text:p>
          </table:table-cell>
          <table:table-cell office:value-type="float" office:value="0.00325855433000288" calcext:value-type="float">
            <text:p>0.003258554330003</text:p>
          </table:table-cell>
          <table:table-cell office:value-type="float" office:value="0.928352867132867" calcext:value-type="float">
            <text:p>0.928352867132867</text:p>
          </table:table-cell>
          <table:table-cell office:value-type="float" office:value="0.00292208726513017" calcext:value-type="float">
            <text:p>0.00292208726513</text:p>
          </table:table-cell>
          <table:table-cell office:value-type="float" office:value="0.261339788082769" calcext:value-type="float">
            <text:p>0.26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{'n_residents': 5, 'household_type': 4, 'weekday': [1, 2, 3, 4, 5]}</text:p>
          </table:table-cell>
          <table:table-cell office:value-type="float" office:value="131" calcext:value-type="float">
            <text:p>131</text:p>
          </table:table-cell>
          <table:table-cell office:value-type="float" office:value="0.0221043361401597" calcext:value-type="float">
            <text:p>0.02210433614016</text:p>
          </table:table-cell>
          <table:table-cell office:value-type="float" office:value="0.00162725255994482" calcext:value-type="float">
            <text:p>0.001627252559945</text:p>
          </table:table-cell>
          <table:table-cell office:value-type="float" office:value="0.024710278713458" calcext:value-type="float">
            <text:p>0.024710278713458</text:p>
          </table:table-cell>
          <table:table-cell office:value-type="float" office:value="0.00184057302205164" calcext:value-type="float">
            <text:p>0.001840573022052</text:p>
          </table:table-cell>
          <table:table-cell office:value-type="float" office:value="7.77306809617757" calcext:value-type="float">
            <text:p>7.77306809617757</text:p>
          </table:table-cell>
          <table:table-cell office:value-type="float" office:value="0.540610091891008" calcext:value-type="float">
            <text:p>0.540610091891008</text:p>
          </table:table-cell>
          <table:table-cell office:value-type="float" office:value="8.16062375309517" calcext:value-type="float">
            <text:p>8.16062375309517</text:p>
          </table:table-cell>
          <table:table-cell office:value-type="float" office:value="0.643226684752662" calcext:value-type="float">
            <text:p>0.643226684752662</text:p>
          </table:table-cell>
          <table:table-cell office:value-type="float" office:value="0.0226619444444444" calcext:value-type="float">
            <text:p>0.022661944444444</text:p>
          </table:table-cell>
          <table:table-cell office:value-type="float" office:value="0.00909752650466523" calcext:value-type="float">
            <text:p>0.009097526504665</text:p>
          </table:table-cell>
          <table:table-cell office:value-type="float" office:value="0.0259540833333333" calcext:value-type="float">
            <text:p>0.025954083333333</text:p>
          </table:table-cell>
          <table:table-cell office:value-type="float" office:value="0.0102943580448119" calcext:value-type="float">
            <text:p>0.010294358044812</text:p>
          </table:table-cell>
          <table:table-cell office:value-type="float" office:value="2596.5" calcext:value-type="float">
            <text:p>2596.5</text:p>
          </table:table-cell>
          <table:table-cell office:value-type="float" office:value="100.748240679428" calcext:value-type="float">
            <text:p>100.748240679428</text:p>
          </table:table-cell>
          <table:table-cell office:value-type="float" office:value="2400.224" calcext:value-type="float">
            <text:p>2400.224</text:p>
          </table:table-cell>
          <table:table-cell office:value-type="float" office:value="97.1667320845978" calcext:value-type="float">
            <text:p>97.1667320845978</text:p>
          </table:table-cell>
          <table:table-cell office:value-type="float" office:value="3.13711594657085E-234" calcext:value-type="float">
            <text:p>0.00</text:p>
          </table:table-cell>
          <table:table-cell office:value-type="float" office:value="0.0070852514482839" calcext:value-type="float">
            <text:p>0.007085251448284</text:p>
          </table:table-cell>
          <table:table-cell office:value-type="float" office:value="0.000259147572424415" calcext:value-type="float">
            <text:p>0.000259147572424</text:p>
          </table:table-cell>
          <table:table-cell office:value-type="float" office:value="0.00646915537642375" calcext:value-type="float">
            <text:p>0.006469155376424</text:p>
          </table:table-cell>
          <table:table-cell office:value-type="float" office:value="0.000285136411151531" calcext:value-type="float">
            <text:p>0.000285136411152</text:p>
          </table:table-cell>
          <table:table-cell office:value-type="float" office:value="4.32429465239937E-273" calcext:value-type="float">
            <text:p>0.00</text:p>
          </table:table-cell>
          <table:table-cell office:value-type="float" office:value="2.32966650974075" calcext:value-type="float">
            <text:p>2.32966650974075</text:p>
          </table:table-cell>
          <table:table-cell office:value-type="float" office:value="0.065269031442988" calcext:value-type="float">
            <text:p>0.065269031442988</text:p>
          </table:table-cell>
          <table:table-cell office:value-type="float" office:value="2.59637067754049" calcext:value-type="float">
            <text:p>2.59637067754049</text:p>
          </table:table-cell>
          <table:table-cell office:value-type="float" office:value="0.0827142860378911" calcext:value-type="float">
            <text:p>0.082714286037891</text:p>
          </table:table-cell>
          <table:table-cell office:value-type="float" office:value="0" calcext:value-type="float">
            <text:p>0.00</text:p>
          </table:table-cell>
          <table:table-cell office:value-type="float" office:value="0.86125986013986" calcext:value-type="float">
            <text:p>0.86125986013986</text:p>
          </table:table-cell>
          <table:table-cell office:value-type="float" office:value="0.00553768083782081" calcext:value-type="float">
            <text:p>0.005537680837821</text:p>
          </table:table-cell>
          <table:table-cell office:value-type="float" office:value="0.860985314685315" calcext:value-type="float">
            <text:p>0.860985314685315</text:p>
          </table:table-cell>
          <table:table-cell office:value-type="float" office:value="0.0051294342191014" calcext:value-type="float">
            <text:p>0.005129434219101</text:p>
          </table:table-cell>
          <table:table-cell office:value-type="float" office:value="0.243297928978116" calcext:value-type="float">
            <text:p>0.24</text:p>
          </table:table-cell>
        </table:table-row>
        <table:table-row table:style-name="ro1" table:number-rows-repeated="1048546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z_consumption_aggregated" table:style-name="ta1"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run hp, 1000 hh, 1 year 2015</text:p>
          </table:table-cell>
          <table:table-cell/>
          <table:table-cell table:style-name="ce9" office:value-type="float" office:value="2887.569" calcext:value-type="float">
            <text:p>2,887.57</text:p>
          </table:table-cell>
          <table:table-cell table:style-name="ce11" office:value-type="float" office:value="79083.6475872702" calcext:value-type="float">
            <text:p>79,083.65</text:p>
          </table:table-cell>
          <table:table-cell table:style-name="ce4" table:formula="of:=[.C10]+[.D10]" office:value-type="float" office:value="81971.2165872702" calcext:value-type="float">
            <text:p>81,971.22</text:p>
          </table:table-cell>
          <table:table-cell table:style-name="ce9" office:value-type="float" office:value="131518.231495607" calcext:value-type="float">
            <text:p>131,518.23</text:p>
          </table:table-cell>
          <table:table-cell table:style-name="ce4"/>
          <table:table-cell table:style-name="ce7" office:value-type="float" office:value="9.78126552511416" calcext:value-type="float">
            <text:p>9.78126552511416</text:p>
          </table:table-cell>
        </table:table-row>
        <table:table-row table:style-name="ro1">
          <table:table-cell office:value-type="string" calcext:value-type="string">
            <text:p>run hp, 1000 hh, 1 year 2015</text:p>
          </table:table-cell>
          <table:table-cell/>
          <table:table-cell table:style-name="ce9" office:value-type="float" office:value="2993.54857882273" calcext:value-type="float">
            <text:p>2,993.55</text:p>
          </table:table-cell>
          <table:table-cell table:style-name="ce9" office:value-type="float" office:value="78528.7761777065" calcext:value-type="float">
            <text:p>78,528.78</text:p>
          </table:table-cell>
          <table:table-cell table:style-name="ce4" table:formula="of:=[.C11]+[.D11]" office:value-type="float" office:value="81522.3247565292" calcext:value-type="float">
            <text:p>81,522.32</text:p>
          </table:table-cell>
          <table:table-cell table:style-name="ce9" office:value-type="float" office:value="131476.956547297" calcext:value-type="float">
            <text:p>131,476.96</text:p>
          </table:table-cell>
          <table:table-cell table:style-name="ce4"/>
          <table:table-cell table:style-name="ce7" office:value-type="float" office:value="9.78126552511416" calcext:value-type="float">
            <text:p>9.78126552511416</text:p>
          </table:table-cell>
        </table:table-row>
        <table:table-row table:style-name="ro1">
          <table:table-cell office:value-type="string" calcext:value-type="string">
            <text:p>run hp, 1000 hh, 1 year 2010</text:p>
          </table:table-cell>
          <table:table-cell/>
          <table:table-cell table:style-name="ce9" office:value-type="float" office:value="2843.41889476393" calcext:value-type="float">
            <text:p>2,843.42</text:p>
          </table:table-cell>
          <table:table-cell table:style-name="ce9" office:value-type="float" office:value="79159.1607721957" calcext:value-type="float">
            <text:p>79,159.16</text:p>
          </table:table-cell>
          <table:table-cell table:style-name="ce4" table:formula="of:=[.C12]+[.D12]" office:value-type="float" office:value="82002.5796669596" calcext:value-type="float">
            <text:p>82,002.58</text:p>
          </table:table-cell>
          <table:table-cell table:style-name="ce9" office:value-type="float" office:value="171509.12989751" calcext:value-type="float">
            <text:p>171,509.13</text:p>
          </table:table-cell>
          <table:table-cell table:style-name="ce4"/>
          <table:table-cell table:style-name="ce7" office:value-type="float" office:value="7.40626849315069" calcext:value-type="float">
            <text:p>7.40626849315069</text:p>
          </table:table-cell>
        </table:table-row>
        <table:table-row table:style-name="ro1">
          <table:table-cell office:value-type="string" calcext:value-type="string">
            <text:p>run hp, 1000 hh, 1 year 2005</text:p>
          </table:table-cell>
          <table:table-cell/>
          <table:table-cell table:style-name="ce9" office:value-type="float" office:value="2927.537136196" calcext:value-type="float">
            <text:p>2,927.54</text:p>
          </table:table-cell>
          <table:table-cell table:style-name="ce9" office:value-type="float" office:value="79002.7084365265" calcext:value-type="float">
            <text:p>79,002.71</text:p>
          </table:table-cell>
          <table:table-cell table:style-name="ce4" table:formula="of:=[.C13]+[.D13]" office:value-type="float" office:value="81930.2455727225" calcext:value-type="float">
            <text:p>81,930.25</text:p>
          </table:table-cell>
          <table:table-cell table:style-name="ce9" office:value-type="float" office:value="142994.23688791" calcext:value-type="float">
            <text:p>142,994.24</text:p>
          </table:table-cell>
          <table:table-cell table:style-name="ce4"/>
          <table:table-cell table:style-name="ce7" office:value-type="float" office:value="8.92551438356164" calcext:value-type="float">
            <text:p>8.92551438356164</text:p>
          </table:table-cell>
        </table:table-row>
        <table:table-row table:style-name="ro1">
          <table:table-cell table:style-name="ce6" office:value-type="string" calcext:value-type="string">
            <text:p>Run by app, 50000 hh 1 day</text:p>
          </table:table-cell>
          <table:table-cell/>
          <table:table-cell table:style-name="ce4"/>
          <table:table-cell table:style-name="ce9" office:value-type="float" office:value="78582.4558267369" calcext:value-type="float">
            <text:p>78,582.46</text:p>
          </table:table-cell>
          <table:table-cell table:style-name="ce4" table:formula="of:=[.C14]+[.D14]" office:value-type="float" office:value="78582.4558267369" calcext:value-type="float">
            <text:p>78,582.46</text:p>
          </table:table-cell>
          <table:table-cell table:style-name="ce4"/>
          <table:table-cell table:style-name="ce9" office:value-type="float" office:value="38866.547052192" calcext:value-type="float">
            <text:p>38,866.55</text:p>
          </table:table-cell>
          <table:table-cell/>
        </table:table-row>
        <table:table-row table:style-name="ro1">
          <table:table-cell office:value-type="string" calcext:value-type="string">
            <text:p>Eurostat 2014</text:p>
          </table:table-cell>
          <table:table-cell/>
          <table:table-cell table:style-name="ce4" table:number-columns-repeated="2"/>
          <table:table-cell table:style-name="ce9" office:value-type="float" office:value="62103.743" calcext:value-type="float">
            <text:p>62,103.74</text:p>
          </table:table-cell>
          <table:table-cell table:style-name="ce4"/>
          <table:table-cell table:style-name="ce9" office:value-type="float" office:value="37426.248" calcext:value-type="float">
            <text:p>37,426.25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Total app</text:p>
          </table:table-cell>
          <table:table-cell office:value-type="string" calcext:value-type="string">
            <text:p>Light + app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Average T</text:p>
          </table:table-cell>
        </table:table-row>
        <table:table-row table:style-name="ro1">
          <table:table-cell/>
          <table:table-cell office:value-type="string" calcext:value-type="string">
            <text:p>run hp, 1000 hh, 1 year 2015</text:p>
          </table:table-cell>
          <table:table-cell table:style-name="ce10" table:formula="of:=[.C10]/1000" office:value-type="float" office:value="2.887569" calcext:value-type="float">
            <text:p>2.9</text:p>
          </table:table-cell>
          <table:table-cell table:style-name="ce10" table:formula="of:=[.D10]/1000" office:value-type="float" office:value="79.0836475872702" calcext:value-type="float">
            <text:p>79.1</text:p>
          </table:table-cell>
          <table:table-cell table:style-name="ce10" table:formula="of:=[.E10]/1000" office:value-type="float" office:value="81.9712165872702" calcext:value-type="float">
            <text:p>82.0</text:p>
          </table:table-cell>
          <table:table-cell table:style-name="ce10" table:formula="of:=[.F10]/1000" office:value-type="float" office:value="131.518231495607" calcext:value-type="float">
            <text:p>131.5</text:p>
          </table:table-cell>
          <table:table-cell table:style-name="ce10"/>
          <table:table-cell table:style-name="ce13" office:value-type="float" office:value="9.78126552511416" calcext:value-type="float">
            <text:p>9.8</text:p>
          </table:table-cell>
        </table:table-row>
        <table:table-row table:style-name="ro1">
          <table:table-cell/>
          <table:table-cell office:value-type="string" calcext:value-type="string">
            <text:p>run hp, 1000 hh, 1 year 2015</text:p>
          </table:table-cell>
          <table:table-cell table:style-name="ce10" table:formula="of:=[.C11]/1000" office:value-type="float" office:value="2.99354857882273" calcext:value-type="float">
            <text:p>3.0</text:p>
          </table:table-cell>
          <table:table-cell table:style-name="ce10" table:formula="of:=[.D11]/1000" office:value-type="float" office:value="78.5287761777065" calcext:value-type="float">
            <text:p>78.5</text:p>
          </table:table-cell>
          <table:table-cell table:style-name="ce10" table:formula="of:=[.E11]/1000" office:value-type="float" office:value="81.5223247565292" calcext:value-type="float">
            <text:p>81.5</text:p>
          </table:table-cell>
          <table:table-cell table:style-name="ce10" table:formula="of:=[.F11]/1000" office:value-type="float" office:value="131.476956547297" calcext:value-type="float">
            <text:p>131.5</text:p>
          </table:table-cell>
          <table:table-cell table:style-name="ce10"/>
          <table:table-cell table:style-name="ce13" office:value-type="float" office:value="9.78126552511416" calcext:value-type="float">
            <text:p>9.8</text:p>
          </table:table-cell>
        </table:table-row>
        <table:table-row table:style-name="ro1">
          <table:table-cell/>
          <table:table-cell office:value-type="string" calcext:value-type="string">
            <text:p>run hp, 1000 hh, 1 year 2010</text:p>
          </table:table-cell>
          <table:table-cell table:style-name="ce10" table:formula="of:=[.C12]/1000" office:value-type="float" office:value="2.84341889476393" calcext:value-type="float">
            <text:p>2.8</text:p>
          </table:table-cell>
          <table:table-cell table:style-name="ce10" table:formula="of:=[.D12]/1000" office:value-type="float" office:value="79.1591607721957" calcext:value-type="float">
            <text:p>79.2</text:p>
          </table:table-cell>
          <table:table-cell table:style-name="ce10" table:formula="of:=[.E12]/1000" office:value-type="float" office:value="82.0025796669596" calcext:value-type="float">
            <text:p>82.0</text:p>
          </table:table-cell>
          <table:table-cell table:style-name="ce10" table:formula="of:=[.F12]/1000" office:value-type="float" office:value="171.50912989751" calcext:value-type="float">
            <text:p>171.5</text:p>
          </table:table-cell>
          <table:table-cell table:style-name="ce10"/>
          <table:table-cell table:style-name="ce13" office:value-type="float" office:value="7.40626849315069" calcext:value-type="float">
            <text:p>7.4</text:p>
          </table:table-cell>
        </table:table-row>
        <table:table-row table:style-name="ro1">
          <table:table-cell/>
          <table:table-cell office:value-type="string" calcext:value-type="string">
            <text:p>run hp, 1000 hh, 1 year 2005</text:p>
          </table:table-cell>
          <table:table-cell table:style-name="ce10" table:formula="of:=[.C13]/1000" office:value-type="float" office:value="2.927537136196" calcext:value-type="float">
            <text:p>2.9</text:p>
          </table:table-cell>
          <table:table-cell table:style-name="ce10" table:formula="of:=[.D13]/1000" office:value-type="float" office:value="79.0027084365265" calcext:value-type="float">
            <text:p>79.0</text:p>
          </table:table-cell>
          <table:table-cell table:style-name="ce10" table:formula="of:=[.E13]/1000" office:value-type="float" office:value="81.9302455727225" calcext:value-type="float">
            <text:p>81.9</text:p>
          </table:table-cell>
          <table:table-cell table:style-name="ce10" table:formula="of:=[.F13]/1000" office:value-type="float" office:value="142.99423688791" calcext:value-type="float">
            <text:p>143.0</text:p>
          </table:table-cell>
          <table:table-cell table:style-name="ce10"/>
          <table:table-cell table:style-name="ce13" office:value-type="float" office:value="8.92551438356164" calcext:value-type="float">
            <text:p>8.9</text:p>
          </table:table-cell>
        </table:table-row>
        <table:table-row table:style-name="ro2">
          <table:table-cell/>
          <table:table-cell table:style-name="ce6" office:value-type="string" calcext:value-type="string">
            <text:p>Run by app, 50000 hh 1 day</text:p>
          </table:table-cell>
          <table:table-cell table:style-name="ce10"/>
          <table:table-cell table:style-name="ce10" table:formula="of:=[.D14]/1000" office:value-type="float" office:value="78.5824558267369" calcext:value-type="float">
            <text:p>78.6</text:p>
          </table:table-cell>
          <table:table-cell table:style-name="ce10" table:formula="of:=[.E14]/1000" office:value-type="float" office:value="78.5824558267369" calcext:value-type="float">
            <text:p>78.6</text:p>
          </table:table-cell>
          <table:table-cell table:style-name="ce10"/>
          <table:table-cell table:style-name="ce10" table:formula="of:=[.G14]/1000" office:value-type="float" office:value="38.866547052192" calcext:value-type="float">
            <text:p>38.9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Eurostat 2014</text:p>
          </table:table-cell>
          <table:table-cell table:style-name="ce10" table:number-columns-repeated="2"/>
          <table:table-cell table:style-name="ce10" table:formula="of:=[.E15]/1000" office:value-type="float" office:value="62.103743" calcext:value-type="float">
            <text:p>62.1</text:p>
          </table:table-cell>
          <table:table-cell table:style-name="ce10"/>
          <table:table-cell table:style-name="ce10" table:formula="of:=[.G15]/1000" office:value-type="float" office:value="37.426248" calcext:value-type="float">
            <text:p>37.4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1:46:46.2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7T21:01:44.472000000</meta:creation-date>
    <dc:date>2021-01-10T18:46:49.628000000</dc:date>
    <meta:editing-duration>PT3H3M45S</meta:editing-duration>
    <meta:editing-cycles>6</meta:editing-cycles>
    <meta:generator>LibreOffice/7.0.1.2$Windows_X86_64 LibreOffice_project/7cbcfc562f6eb6708b5ff7d7397325de9e764452</meta:generator>
    <meta:document-statistic meta:table-count="2" meta:cell-count="949" meta:object-count="0"/>
  </office:meta>
</office:document-meta>
</file>